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1.87854166666667cm"/>
    </style:style>
    <style:style style:name="co2" style:family="table-column">
      <style:table-column-properties fo:break-before="auto" style:column-width="2.06375cm"/>
    </style:style>
    <style:style style:name="co3" style:family="table-column">
      <style:table-column-properties fo:break-before="auto" style:column-width="6.13833333333333cm"/>
    </style:style>
    <style:style style:name="co4" style:family="table-column">
      <style:table-column-properties fo:break-before="auto" style:column-width="1.349375cm"/>
    </style:style>
    <style:style style:name="co5" style:family="table-column">
      <style:table-column-properties fo:break-before="auto" style:column-width="2.03729166666667cm"/>
    </style:style>
    <style:style style:name="co6" style:family="table-column">
      <style:table-column-properties fo:break-before="auto" style:column-width="1.05833333333333cm"/>
    </style:style>
    <style:style style:name="co7" style:family="table-column">
      <style:table-column-properties fo:break-before="auto" style:column-width="1.53458333333333cm"/>
    </style:style>
    <style:style style:name="co8" style:family="table-column">
      <style:table-column-properties fo:break-before="auto" style:column-width="2.51354166666667cm"/>
    </style:style>
    <style:style style:name="co9" style:family="table-column">
      <style:table-column-properties fo:break-before="auto" style:column-width="1.56104166666667cm"/>
    </style:style>
    <style:style style:name="co10" style:family="table-column">
      <style:table-column-properties fo:break-before="auto" style:column-width="1.40229166666667cm"/>
    </style:style>
    <style:style style:name="co11" style:family="table-column">
      <style:table-column-properties fo:break-before="auto" style:column-width="1.24354166666667cm"/>
    </style:style>
    <style:style style:name="co12" style:family="table-column">
      <style:table-column-properties fo:break-before="auto" style:column-width="1.666875cm"/>
    </style:style>
    <style:style style:name="co13" style:family="table-column">
      <style:table-column-properties fo:break-before="auto" style:column-width="2.43416666666667cm"/>
    </style:style>
    <style:style style:name="co14" style:family="table-column">
      <style:table-column-properties fo:break-before="auto" style:column-width="1.95791666666667cm"/>
    </style:style>
    <style:style style:name="co15" style:family="table-column">
      <style:table-column-properties fo:break-before="auto" style:column-width="2.96333333333333cm"/>
    </style:style>
    <style:style style:name="co16" style:family="table-column">
      <style:table-column-properties fo:break-before="auto" style:column-width="2.19604166666667cm"/>
    </style:style>
    <style:style style:name="co17" style:family="table-column">
      <style:table-column-properties fo:break-before="auto" style:column-width="2.11666666666667cm"/>
    </style:style>
    <style:style style:name="co18" style:family="table-column">
      <style:table-column-properties fo:break-before="auto" style:column-width="3.22791666666667cm"/>
    </style:style>
    <style:style style:name="co19" style:family="table-column">
      <style:table-column-properties fo:break-before="auto" style:column-width="4.57729166666667cm"/>
    </style:style>
    <style:style style:name="co20" style:family="table-column">
      <style:table-column-properties fo:break-before="auto" style:column-width="2.27541666666667cm"/>
    </style:style>
    <style:style style:name="co21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49.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9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0" table:default-cell-style-name="ce3"/>
        <table:table-column table:style-name="co20" table:default-cell-style-name="ce1"/>
        <table:table-column table:style-name="co21" table:number-columns-repeated="16359" table:default-cell-style-name="ce1"/>
        <table:table-row table:style-name="ro1">
          <table:table-cell table:number-columns-repeated="3" table:style-name="ce2"/>
          <table:table-cell office:value-type="string" table:style-name="ce2">
            <text:p>Filename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Rarity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Cost</text:p>
          </table:table-cell>
          <table:table-cell office:value-type="string" table:style-name="ce2">
            <text:p>Cost Type</text:p>
          </table:table-cell>
          <table:table-cell office:value-type="string" table:style-name="ce2">
            <text:p>Cancel</text:p>
          </table:table-cell>
          <table:table-cell office:value-type="string" table:style-name="ce2">
            <text:p>Cancel Type</text:p>
          </table:table-cell>
          <table:table-cell office:value-type="string" table:style-name="ce2">
            <text:p>Wealth</text:p>
          </table:table-cell>
          <table:table-cell office:value-type="string" table:style-name="ce2">
            <text:p>Attack</text:p>
          </table:table-cell>
          <table:table-cell office:value-type="string" table:style-name="ce2">
            <text:p>Parry</text:p>
          </table:table-cell>
          <table:table-cell office:value-type="string" table:style-name="ce2">
            <text:p>Cannon</text:p>
          </table:table-cell>
          <table:table-cell office:value-type="string" table:style-name="ce2">
            <text:p>Sailing</text:p>
          </table:table-cell>
          <table:table-cell office:value-type="string" table:style-name="ce2">
            <text:p>Adventuring</text:p>
          </table:table-cell>
          <table:table-cell office:value-type="string" table:style-name="ce2">
            <text:p>Influence</text:p>
          </table:table-cell>
          <table:table-cell office:value-type="string" table:style-name="ce2">
            <text:p>Swashbuckling</text:p>
          </table:table-cell>
          <table:table-cell office:value-type="string" table:style-name="ce2">
            <text:p>Crew Max</text:p>
          </table:table-cell>
          <table:table-cell office:value-type="string" table:style-name="ce2">
            <text:p>Move Cost</text:p>
          </table:table-cell>
          <table:table-cell office:value-type="string" table:style-name="ce2">
            <text:p>Faction</text:p>
          </table:table-cell>
          <table:table-cell office:value-type="string" table:style-name="ce2">
            <text:p>Text</text:p>
          </table:table-cell>
          <table:table-cell table:number-columns-repeated="16361" table:style-name="ce2"/>
        </table:table-row>
        <table:table-row table:style-name="ro2">
          <table:table-cell office:value-type="string" office:string-value="  &lt;card id=~d54956a2-8201-444f-9164-5ed983a9a6a0~ name=~A Friend in Need ~&gt;&lt;property name=~Rarity~ value=~P~ /&gt;&lt;property name=~Type~ value=~Actions~ /&gt;&lt;property name=~Cost~ value=~1~ /&gt;&lt;property name=~Cost Type~ value=~In~ /&gt;&lt;property name=~Cancel~ value=~~ /&gt;&lt;property name=~Cancel Type~ value=~~ /&gt;&lt;property name=~Wealth~ value=~~ /&gt;&lt;property name=~Attack~ value=~S~ /&gt;&lt;property name=~Parry~ value=~d.p~ /&gt;&lt;property name=~Cannon~ value=~~ /&gt;&lt;property name=~Sailing~ value=~~ /&gt;&lt;property name=~Adventuring~ value=~~ /&gt;&lt;property name=~Influence~ value=~~ /&gt;&lt;property name=~Swashbuckling~ value=~~ /&gt;&lt;property name=~Crew Max~ value=~~ /&gt;&lt;property name=~Move Cost~ value=~~ /&gt;&lt;property name=~Faction~ value=~~ /&gt;&lt;property name=~Text~ value=~React: Play this card when you are absorbing Hits from a Boarding Attack in which you pushed one of your Crew forward. Tack one of your Crew, except the one pushed forward to suffer 4 fewer Hits.~ /&gt;&lt;/card&gt;" table:formula="of:=CONCATENATE(&quot;  &lt;card id=~&quot;;[.C2];&quot;~ name=~&quot;;[.E2];&quot;~&gt;&lt;property name=~&quot;;[.F$1];&quot;~ value=~&quot;;[.F2];&quot;~ /&gt;&lt;property name=~&quot;;[.G$1];&quot;~ value=~&quot;;[.G2];&quot;~ /&gt;&lt;property name=~&quot;;[.H$1];&quot;~ value=~&quot;;[.H3];&quot;~ /&gt;&lt;property name=~&quot;;[.I$1];&quot;~ value=~&quot;;[.I3];&quot;~ /&gt;&lt;property name=~&quot;;[.J$1];&quot;~ value=~&quot;;[.J2];&quot;~ /&gt;&lt;property name=~&quot;;[.K$1];&quot;~ value=~&quot;;[.K2];&quot;~ /&gt;&lt;property name=~&quot;;[.L$1];&quot;~ value=~&quot;;[.L2];&quot;~ /&gt;&lt;property name=~&quot;;[.M$1];&quot;~ value=~&quot;;[.M2];&quot;~ /&gt;&lt;property name=~&quot;;[.N$1];&quot;~ value=~&quot;;[.N2];&quot;~ /&gt;&lt;property name=~&quot;;[.O$1];&quot;~ value=~&quot;;[.O2];&quot;~ /&gt;&lt;property name=~&quot;;[.P$1];&quot;~ value=~&quot;;[.P2];&quot;~ /&gt;&lt;property name=~&quot;;[.Q$1];&quot;~ value=~&quot;;[.Q2];&quot;~ /&gt;&lt;property name=~&quot;;[.R$1];&quot;~ value=~&quot;;[.R2];&quot;~ /&gt;&lt;property name=~&quot;;[.S$1];&quot;~ value=~&quot;;[.S2];&quot;~ /&gt;&lt;property name=~&quot;;[.T$1];&quot;~ value=~&quot;;[.T2];&quot;~ /&gt;&lt;property name=~&quot;;[.U$1];&quot;~ value=~&quot;;[.U2];&quot;~ /&gt;&lt;property name=~&quot;;[.V$1];&quot;~ value=~&quot;;[.V2];&quot;~ /&gt;&lt;property name=~&quot;;[.W$1];&quot;~ value=~&quot;;[.W2];&quot;~ /&gt;&lt;/card&gt;&quot;)" table:style-name="ce1">
            <text:p><text:s text:c="2"/>&lt;card id=~d54956a2-8201-444f-9164-5ed983a9a6a0~ name=~A Friend in Need ~&gt;&lt;property name=~Rarity~ value=~P~ /&gt;&lt;property name=~Type~ value=~Actions~ /&gt;&lt;property name=~Cost~ value=~1~ /&gt;&lt;property name=~Cost Type~ value=~In~ /&gt;&lt;property name=~Cancel~ value=~~ /&gt;&lt;property name=~Cancel Type~ value=~~ /&gt;&lt;property name=~Wealth~ value=~~ /&gt;&lt;property name=~Attack~ value=~S~ /&gt;&lt;property name=~Parry~ value=~d.p~ /&gt;&lt;property name=~Cannon~ value=~~ /&gt;&lt;property name=~Sailing~ value=~~ /&gt;&lt;property name=~Adventuring~ value=~~ /&gt;&lt;property name=~Influence~ value=~~ /&gt;&lt;property name=~Swashbuckling~ value=~~ /&gt;&lt;property name=~Crew Max~ value=~~ /&gt;&lt;property name=~Move Cost~ value=~~ /&gt;&lt;property name=~Faction~ value=~~ /&gt;&lt;property name=~Text~ value=~React: Play this card when you are absorbing Hits from a Boarding Attack in which you pushed one of your Crew forward. Tack one of your Crew, except the one pushed forward to suffer 4 fewer Hits.~ /&gt;&lt;/card&gt;</text:p>
          </table:table-cell>
          <table:table-cell office:value-type="string" office:string-value=" &lt;Relationship Target=~/cards/Promo_AFriendinNeed .jpg~ Id=~Cd54956a2-8201-444f-9164-5ed983a9a6a0~ Type=~http://schemas.octgn.org/picture~/&gt;" table:formula="of:=CONCATENATE(&quot; &lt;Relationship Target=~/cards/&quot;;[.D2];&quot;.jpg~ Id=~C&quot;;[.C2];&quot;~ Type=~http://schemas.octgn.org/picture~/&gt;&quot;)" table:style-name="ce1">
            <text:p><text:s/>&lt;Relationship Target=~/cards/Promo_AFriendinNeed .jpg~ Id=~Cd54956a2-8201-444f-9164-5ed983a9a6a0~ Type=~http://schemas.octgn.org/picture~/&gt;</text:p>
          </table:table-cell>
          <table:table-cell office:value-type="string" table:style-name="ce1">
            <text:p>d54956a2-8201-444f-9164-5ed983a9a6a0</text:p>
          </table:table-cell>
          <table:table-cell office:value-type="string" table:style-name="ce1">
            <text:p>Promo_AFriendinNeed </text:p>
          </table:table-cell>
          <table:table-cell office:value-type="string" table:style-name="ce1">
            <text:p>A Friend in Need </text:p>
          </table:table-cell>
          <table:table-cell office:value-type="string" table:style-name="ce1">
            <text:p>P</text:p>
          </table:table-cell>
          <table:table-cell office:value-type="string" table:style-name="ce1">
            <text:p>Actions</text:p>
          </table:table-cell>
          <table:table-cell table:number-columns-repeated="5" table:style-name="ce1"/>
          <table:table-cell office:value-type="string" table:style-name="ce1">
            <text:p>S</text:p>
          </table:table-cell>
          <table:table-cell office:value-type="string" table:style-name="ce1">
            <text:p>d.p</text:p>
          </table:table-cell>
          <table:table-cell table:number-columns-repeated="8" table:style-name="ce1"/>
          <table:table-cell office:value-type="string" table:style-name="ce1">
            <text:p>React: Play this card when you are absorbing Hits from a Boarding Attack in which you pushed one of your Crew forward. Tack one of your Crew, except the one pushed forward to suffer 4 fewer Hits.</text:p>
          </table:table-cell>
          <table:table-cell table:number-columns-repeated="16361" table:style-name="ce1"/>
        </table:table-row>
        <table:table-row table:style-name="ro2">
          <table:table-cell office:value-type="string" office:string-value="  &lt;card id=~3442a71d-f014-4b3a-b320-cb174d57c87a~ name=~Ambush~&gt;&lt;property name=~Rarity~ value=~P~ /&gt;&lt;property name=~Type~ value=~Actions~ /&gt;&lt;property name=~Cost~ value=~~ /&gt;&lt;property name=~Cost Type~ value=~~ /&gt;&lt;property name=~Cancel~ value=~~ /&gt;&lt;property name=~Cancel Type~ value=~~ /&gt;&lt;property name=~Wealth~ value=~~ /&gt;&lt;property name=~Attack~ value=~D~ /&gt;&lt;property name=~Parry~ value=~p.t~ /&gt;&lt;property name=~Cannon~ value=~~ /&gt;&lt;property name=~Sailing~ value=~~ /&gt;&lt;property name=~Adventuring~ value=~~ /&gt;&lt;property name=~Influence~ value=~~ /&gt;&lt;property name=~Swashbuckling~ value=~~ /&gt;&lt;property name=~Crew Max~ value=~~ /&gt;&lt;property name=~Move Cost~ value=~~ /&gt;&lt;property name=~Faction~ value=~~ /&gt;&lt;property name=~Text~ value=~React: Play when a Ship uses its Free Move to enter your Sea. Inflicts 2 Hits on the Ship.~ /&gt;&lt;/card&gt;" table:formula="of:=CONCATENATE(&quot;  &lt;card id=~&quot;;[.C3];&quot;~ name=~&quot;;[.E3];&quot;~&gt;&lt;property name=~&quot;;[.F$1];&quot;~ value=~&quot;;[.F3];&quot;~ /&gt;&lt;property name=~&quot;;[.G$1];&quot;~ value=~&quot;;[.G3];&quot;~ /&gt;&lt;property name=~&quot;;[.H$1];&quot;~ value=~&quot;;[.H4];&quot;~ /&gt;&lt;property name=~&quot;;[.I$1];&quot;~ value=~&quot;;[.I4];&quot;~ /&gt;&lt;property name=~&quot;;[.J$1];&quot;~ value=~&quot;;[.J3];&quot;~ /&gt;&lt;property name=~&quot;;[.K$1];&quot;~ value=~&quot;;[.K3];&quot;~ /&gt;&lt;property name=~&quot;;[.L$1];&quot;~ value=~&quot;;[.L3];&quot;~ /&gt;&lt;property name=~&quot;;[.M$1];&quot;~ value=~&quot;;[.M3];&quot;~ /&gt;&lt;property name=~&quot;;[.N$1];&quot;~ value=~&quot;;[.N3];&quot;~ /&gt;&lt;property name=~&quot;;[.O$1];&quot;~ value=~&quot;;[.O3];&quot;~ /&gt;&lt;property name=~&quot;;[.P$1];&quot;~ value=~&quot;;[.P3];&quot;~ /&gt;&lt;property name=~&quot;;[.Q$1];&quot;~ value=~&quot;;[.Q3];&quot;~ /&gt;&lt;property name=~&quot;;[.R$1];&quot;~ value=~&quot;;[.R3];&quot;~ /&gt;&lt;property name=~&quot;;[.S$1];&quot;~ value=~&quot;;[.S3];&quot;~ /&gt;&lt;property name=~&quot;;[.T$1];&quot;~ value=~&quot;;[.T3];&quot;~ /&gt;&lt;property name=~&quot;;[.U$1];&quot;~ value=~&quot;;[.U3];&quot;~ /&gt;&lt;property name=~&quot;;[.V$1];&quot;~ value=~&quot;;[.V3];&quot;~ /&gt;&lt;property name=~&quot;;[.W$1];&quot;~ value=~&quot;;[.W3];&quot;~ /&gt;&lt;/card&gt;&quot;)" table:style-name="ce1">
            <text:p><text:s text:c="2"/>&lt;card id=~3442a71d-f014-4b3a-b320-cb174d57c87a~ name=~Ambush~&gt;&lt;property name=~Rarity~ value=~P~ /&gt;&lt;property name=~Type~ value=~Actions~ /&gt;&lt;property name=~Cost~ value=~~ /&gt;&lt;property name=~Cost Type~ value=~~ /&gt;&lt;property name=~Cancel~ value=~~ /&gt;&lt;property name=~Cancel Type~ value=~~ /&gt;&lt;property name=~Wealth~ value=~~ /&gt;&lt;property name=~Attack~ value=~D~ /&gt;&lt;property name=~Parry~ value=~p.t~ /&gt;&lt;property name=~Cannon~ value=~~ /&gt;&lt;property name=~Sailing~ value=~~ /&gt;&lt;property name=~Adventuring~ value=~~ /&gt;&lt;property name=~Influence~ value=~~ /&gt;&lt;property name=~Swashbuckling~ value=~~ /&gt;&lt;property name=~Crew Max~ value=~~ /&gt;&lt;property name=~Move Cost~ value=~~ /&gt;&lt;property name=~Faction~ value=~~ /&gt;&lt;property name=~Text~ value=~React: Play when a Ship uses its Free Move to enter your Sea. Inflicts 2 Hits on the Ship.~ /&gt;&lt;/card&gt;</text:p>
          </table:table-cell>
          <table:table-cell office:value-type="string" office:string-value=" &lt;Relationship Target=~/cards/Promo_Ambush.jpg~ Id=~C3442a71d-f014-4b3a-b320-cb174d57c87a~ Type=~http://schemas.octgn.org/picture~/&gt;" table:formula="of:=CONCATENATE(&quot; &lt;Relationship Target=~/cards/&quot;;[.D3];&quot;.jpg~ Id=~C&quot;;[.C3];&quot;~ Type=~http://schemas.octgn.org/picture~/&gt;&quot;)" table:style-name="ce1">
            <text:p><text:s/>&lt;Relationship Target=~/cards/Promo_Ambush.jpg~ Id=~C3442a71d-f014-4b3a-b320-cb174d57c87a~ Type=~http://schemas.octgn.org/picture~/&gt;</text:p>
          </table:table-cell>
          <table:table-cell office:value-type="string" table:style-name="ce1">
            <text:p>3442a71d-f014-4b3a-b320-cb174d57c87a</text:p>
          </table:table-cell>
          <table:table-cell office:value-type="string" table:style-name="ce1">
            <text:p>Promo_Ambush</text:p>
          </table:table-cell>
          <table:table-cell office:value-type="string" table:style-name="ce1">
            <text:p>Ambush</text:p>
          </table:table-cell>
          <table:table-cell office:value-type="string" table:style-name="ce1">
            <text:p>P</text:p>
          </table:table-cell>
          <table:table-cell office:value-type="string" table:style-name="ce1">
            <text:p>Action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n</text:p>
          </table:table-cell>
          <table:table-cell table:number-columns-repeated="3" table:style-name="ce1"/>
          <table:table-cell office:value-type="string" table:style-name="ce1">
            <text:p>D</text:p>
          </table:table-cell>
          <table:table-cell office:value-type="string" table:style-name="ce1">
            <text:p>p.t</text:p>
          </table:table-cell>
          <table:table-cell table:number-columns-repeated="8" table:style-name="ce1"/>
          <table:table-cell office:value-type="string" table:style-name="ce1">
            <text:p>React: Play when a Ship uses its Free Move to enter your Sea. Inflicts 2 Hits on the Ship.</text:p>
          </table:table-cell>
          <table:table-cell table:number-columns-repeated="16361" table:style-name="ce1"/>
        </table:table-row>
        <table:table-row table:style-name="ro2">
          <table:table-cell office:value-type="string" office:string-value="  &lt;card id=~d09574fd-f354-4013-8895-a76997fbf1c9~ name=~Brothers in Arms~&gt;&lt;property name=~Rarity~ value=~P~ /&gt;&lt;property name=~Type~ value=~Actions~ /&gt;&lt;property name=~Cost~ value=~~ /&gt;&lt;property name=~Cost Type~ value=~~ /&gt;&lt;property name=~Cancel~ value=~~ /&gt;&lt;property name=~Cancel Type~ value=~~ /&gt;&lt;property name=~Wealth~ value=~~ /&gt;&lt;property name=~Attack~ value=~S~ /&gt;&lt;property name=~Parry~ value=~d.p~ /&gt;&lt;property name=~Cannon~ value=~~ /&gt;&lt;property name=~Sailing~ value=~~ /&gt;&lt;property name=~Adventuring~ value=~~ /&gt;&lt;property name=~Influence~ value=~~ /&gt;&lt;property name=~Swashbuckling~ value=~~ /&gt;&lt;property name=~Crew Max~ value=~~ /&gt;&lt;property name=~Move Cost~ value=~~ /&gt;&lt;property name=~Faction~ value=~~ /&gt;&lt;property name=~Text~ value=~React: Play when you are hiring a Loyal Crew from your Captain's faction to produce 3 Influence.~ /&gt;&lt;/card&gt;" table:formula="of:=CONCATENATE(&quot;  &lt;card id=~&quot;;[.C4];&quot;~ name=~&quot;;[.E4];&quot;~&gt;&lt;property name=~&quot;;[.F$1];&quot;~ value=~&quot;;[.F4];&quot;~ /&gt;&lt;property name=~&quot;;[.G$1];&quot;~ value=~&quot;;[.G4];&quot;~ /&gt;&lt;property name=~&quot;;[.H$1];&quot;~ value=~&quot;;[.H4];&quot;~ /&gt;&lt;property name=~&quot;;[.I$1];&quot;~ value=~&quot;;[.I4];&quot;~ /&gt;&lt;property name=~&quot;;[.J$1];&quot;~ value=~&quot;;[.J4];&quot;~ /&gt;&lt;property name=~&quot;;[.K$1];&quot;~ value=~&quot;;[.K4];&quot;~ /&gt;&lt;property name=~&quot;;[.L$1];&quot;~ value=~&quot;;[.L4];&quot;~ /&gt;&lt;property name=~&quot;;[.M$1];&quot;~ value=~&quot;;[.M4];&quot;~ /&gt;&lt;property name=~&quot;;[.N$1];&quot;~ value=~&quot;;[.N4];&quot;~ /&gt;&lt;property name=~&quot;;[.O$1];&quot;~ value=~&quot;;[.O4];&quot;~ /&gt;&lt;property name=~&quot;;[.P$1];&quot;~ value=~&quot;;[.P4];&quot;~ /&gt;&lt;property name=~&quot;;[.Q$1];&quot;~ value=~&quot;;[.Q4];&quot;~ /&gt;&lt;property name=~&quot;;[.R$1];&quot;~ value=~&quot;;[.R4];&quot;~ /&gt;&lt;property name=~&quot;;[.S$1];&quot;~ value=~&quot;;[.S4];&quot;~ /&gt;&lt;property name=~&quot;;[.T$1];&quot;~ value=~&quot;;[.T4];&quot;~ /&gt;&lt;property name=~&quot;;[.U$1];&quot;~ value=~&quot;;[.U4];&quot;~ /&gt;&lt;property name=~&quot;;[.V$1];&quot;~ value=~&quot;;[.V4];&quot;~ /&gt;&lt;property name=~&quot;;[.W$1];&quot;~ value=~&quot;;[.W4];&quot;~ /&gt;&lt;/card&gt;&quot;)" table:style-name="ce1">
            <text:p><text:s text:c="2"/>&lt;card id=~d09574fd-f354-4013-8895-a76997fbf1c9~ name=~Brothers in Arms~&gt;&lt;property name=~Rarity~ value=~P~ /&gt;&lt;property name=~Type~ value=~Actions~ /&gt;&lt;property name=~Cost~ value=~~ /&gt;&lt;property name=~Cost Type~ value=~~ /&gt;&lt;property name=~Cancel~ value=~~ /&gt;&lt;property name=~Cancel Type~ value=~~ /&gt;&lt;property name=~Wealth~ value=~~ /&gt;&lt;property name=~Attack~ value=~S~ /&gt;&lt;property name=~Parry~ value=~d.p~ /&gt;&lt;property name=~Cannon~ value=~~ /&gt;&lt;property name=~Sailing~ value=~~ /&gt;&lt;property name=~Adventuring~ value=~~ /&gt;&lt;property name=~Influence~ value=~~ /&gt;&lt;property name=~Swashbuckling~ value=~~ /&gt;&lt;property name=~Crew Max~ value=~~ /&gt;&lt;property name=~Move Cost~ value=~~ /&gt;&lt;property name=~Faction~ value=~~ /&gt;&lt;property name=~Text~ value=~React: Play when you are hiring a Loyal Crew from your Captain's faction to produce 3 Influence.~ /&gt;&lt;/card&gt;</text:p>
          </table:table-cell>
          <table:table-cell office:value-type="string" office:string-value=" &lt;Relationship Target=~/cards/Promo_BrothersinArms.jpg~ Id=~Cd09574fd-f354-4013-8895-a76997fbf1c9~ Type=~http://schemas.octgn.org/picture~/&gt;" table:formula="of:=CONCATENATE(&quot; &lt;Relationship Target=~/cards/&quot;;[.D4];&quot;.jpg~ Id=~C&quot;;[.C4];&quot;~ Type=~http://schemas.octgn.org/picture~/&gt;&quot;)" table:style-name="ce1">
            <text:p><text:s/>&lt;Relationship Target=~/cards/Promo_BrothersinArms.jpg~ Id=~Cd09574fd-f354-4013-8895-a76997fbf1c9~ Type=~http://schemas.octgn.org/picture~/&gt;</text:p>
          </table:table-cell>
          <table:table-cell office:value-type="string" table:style-name="ce1">
            <text:p>d09574fd-f354-4013-8895-a76997fbf1c9</text:p>
          </table:table-cell>
          <table:table-cell office:value-type="string" table:style-name="ce1">
            <text:p>Promo_BrothersinArms</text:p>
          </table:table-cell>
          <table:table-cell office:value-type="string" table:style-name="ce1">
            <text:p>Brothers in Arms</text:p>
          </table:table-cell>
          <table:table-cell office:value-type="string" table:style-name="ce1">
            <text:p>P</text:p>
          </table:table-cell>
          <table:table-cell office:value-type="string" table:style-name="ce1">
            <text:p>Actions</text:p>
          </table:table-cell>
          <table:table-cell table:number-columns-repeated="5" table:style-name="ce1"/>
          <table:table-cell office:value-type="string" table:style-name="ce1">
            <text:p>S</text:p>
          </table:table-cell>
          <table:table-cell office:value-type="string" table:style-name="ce1">
            <text:p>d.p</text:p>
          </table:table-cell>
          <table:table-cell table:number-columns-repeated="8" table:style-name="ce1"/>
          <table:table-cell office:value-type="string" table:style-name="ce1">
            <text:p>React: Play when you are hiring a Loyal Crew from your Captain's faction to produce 3 Influence.</text:p>
          </table:table-cell>
          <table:table-cell table:number-columns-repeated="16361" table:style-name="ce1"/>
        </table:table-row>
        <table:table-row table:style-name="ro2">
          <table:table-cell office:value-type="string" office:string-value="  &lt;card id=~12560786-aa3a-4065-b621-9f3116036654~ name=~Calling in Favors~&gt;&lt;property name=~Rarity~ value=~P~ /&gt;&lt;property name=~Type~ value=~Actions~ /&gt;&lt;property name=~Cost~ value=~~ /&gt;&lt;property name=~Cost Type~ value=~~ /&gt;&lt;property name=~Cancel~ value=~~ /&gt;&lt;property name=~Cancel Type~ value=~~ /&gt;&lt;property name=~Wealth~ value=~~ /&gt;&lt;property name=~Attack~ value=~D~ /&gt;&lt;property name=~Parry~ value=~p.t~ /&gt;&lt;property name=~Cannon~ value=~~ /&gt;&lt;property name=~Sailing~ value=~~ /&gt;&lt;property name=~Adventuring~ value=~~ /&gt;&lt;property name=~Influence~ value=~~ /&gt;&lt;property name=~Swashbuckling~ value=~~ /&gt;&lt;property name=~Crew Max~ value=~~ /&gt;&lt;property name=~Move Cost~ value=~~ /&gt;&lt;property name=~Faction~ value=~~ /&gt;&lt;property name=~Text~ value=~React: Play this card and discard two cards from your hand when you are paying an Influence cost to produce 2 Influence.~ /&gt;&lt;/card&gt;" table:formula="of:=CONCATENATE(&quot;  &lt;card id=~&quot;;[.C5];&quot;~ name=~&quot;;[.E5];&quot;~&gt;&lt;property name=~&quot;;[.F$1];&quot;~ value=~&quot;;[.F5];&quot;~ /&gt;&lt;property name=~&quot;;[.G$1];&quot;~ value=~&quot;;[.G5];&quot;~ /&gt;&lt;property name=~&quot;;[.H$1];&quot;~ value=~&quot;;[.H5];&quot;~ /&gt;&lt;property name=~&quot;;[.I$1];&quot;~ value=~&quot;;[.I5];&quot;~ /&gt;&lt;property name=~&quot;;[.J$1];&quot;~ value=~&quot;;[.J5];&quot;~ /&gt;&lt;property name=~&quot;;[.K$1];&quot;~ value=~&quot;;[.K5];&quot;~ /&gt;&lt;property name=~&quot;;[.L$1];&quot;~ value=~&quot;;[.L5];&quot;~ /&gt;&lt;property name=~&quot;;[.M$1];&quot;~ value=~&quot;;[.M5];&quot;~ /&gt;&lt;property name=~&quot;;[.N$1];&quot;~ value=~&quot;;[.N5];&quot;~ /&gt;&lt;property name=~&quot;;[.O$1];&quot;~ value=~&quot;;[.O5];&quot;~ /&gt;&lt;property name=~&quot;;[.P$1];&quot;~ value=~&quot;;[.P5];&quot;~ /&gt;&lt;property name=~&quot;;[.Q$1];&quot;~ value=~&quot;;[.Q5];&quot;~ /&gt;&lt;property name=~&quot;;[.R$1];&quot;~ value=~&quot;;[.R5];&quot;~ /&gt;&lt;property name=~&quot;;[.S$1];&quot;~ value=~&quot;;[.S5];&quot;~ /&gt;&lt;property name=~&quot;;[.T$1];&quot;~ value=~&quot;;[.T5];&quot;~ /&gt;&lt;property name=~&quot;;[.U$1];&quot;~ value=~&quot;;[.U5];&quot;~ /&gt;&lt;property name=~&quot;;[.V$1];&quot;~ value=~&quot;;[.V5];&quot;~ /&gt;&lt;property name=~&quot;;[.W$1];&quot;~ value=~&quot;;[.W5];&quot;~ /&gt;&lt;/card&gt;&quot;)" table:style-name="ce1">
            <text:p><text:s text:c="2"/>&lt;card id=~12560786-aa3a-4065-b621-9f3116036654~ name=~Calling in Favors~&gt;&lt;property name=~Rarity~ value=~P~ /&gt;&lt;property name=~Type~ value=~Actions~ /&gt;&lt;property name=~Cost~ value=~~ /&gt;&lt;property name=~Cost Type~ value=~~ /&gt;&lt;property name=~Cancel~ value=~~ /&gt;&lt;property name=~Cancel Type~ value=~~ /&gt;&lt;property name=~Wealth~ value=~~ /&gt;&lt;property name=~Attack~ value=~D~ /&gt;&lt;property name=~Parry~ value=~p.t~ /&gt;&lt;property name=~Cannon~ value=~~ /&gt;&lt;property name=~Sailing~ value=~~ /&gt;&lt;property name=~Adventuring~ value=~~ /&gt;&lt;property name=~Influence~ value=~~ /&gt;&lt;property name=~Swashbuckling~ value=~~ /&gt;&lt;property name=~Crew Max~ value=~~ /&gt;&lt;property name=~Move Cost~ value=~~ /&gt;&lt;property name=~Faction~ value=~~ /&gt;&lt;property name=~Text~ value=~React: Play this card and discard two cards from your hand when you are paying an Influence cost to produce 2 Influence.~ /&gt;&lt;/card&gt;</text:p>
          </table:table-cell>
          <table:table-cell office:value-type="string" office:string-value=" &lt;Relationship Target=~/cards/Promo_CallinginFavors.jpg~ Id=~C12560786-aa3a-4065-b621-9f3116036654~ Type=~http://schemas.octgn.org/picture~/&gt;" table:formula="of:=CONCATENATE(&quot; &lt;Relationship Target=~/cards/&quot;;[.D5];&quot;.jpg~ Id=~C&quot;;[.C5];&quot;~ Type=~http://schemas.octgn.org/picture~/&gt;&quot;)" table:style-name="ce1">
            <text:p><text:s/>&lt;Relationship Target=~/cards/Promo_CallinginFavors.jpg~ Id=~C12560786-aa3a-4065-b621-9f3116036654~ Type=~http://schemas.octgn.org/picture~/&gt;</text:p>
          </table:table-cell>
          <table:table-cell office:value-type="string" table:style-name="ce1">
            <text:p>12560786-aa3a-4065-b621-9f3116036654</text:p>
          </table:table-cell>
          <table:table-cell office:value-type="string" table:style-name="ce1">
            <text:p>Promo_CallinginFavors</text:p>
          </table:table-cell>
          <table:table-cell office:value-type="string" table:style-name="ce1">
            <text:p>Calling in Favors</text:p>
          </table:table-cell>
          <table:table-cell office:value-type="string" table:style-name="ce1">
            <text:p>P</text:p>
          </table:table-cell>
          <table:table-cell office:value-type="string" table:style-name="ce1">
            <text:p>Actions</text:p>
          </table:table-cell>
          <table:table-cell table:number-columns-repeated="5" table:style-name="ce1"/>
          <table:table-cell office:value-type="string" table:style-name="ce1">
            <text:p>D</text:p>
          </table:table-cell>
          <table:table-cell office:value-type="string" table:style-name="ce1">
            <text:p>p.t</text:p>
          </table:table-cell>
          <table:table-cell table:number-columns-repeated="8" table:style-name="ce1"/>
          <table:table-cell office:value-type="string" table:style-name="ce1">
            <text:p>React: Play this card and discard two cards from your hand when you are paying an Influence cost to produce 2 Influence.</text:p>
          </table:table-cell>
          <table:table-cell table:number-columns-repeated="16361" table:style-name="ce1"/>
        </table:table-row>
        <table:table-row table:style-name="ro2">
          <table:table-cell office:value-type="string" office:string-value="  &lt;card id=~3f7e4e73-0497-4124-963b-4e6796a59a62~ name=~Captain McGee ~&gt;&lt;property name=~Rarity~ value=~P~ /&gt;&lt;property name=~Type~ value=~Captains~ /&gt;&lt;property name=~Cost~ value=~~ /&gt;&lt;property name=~Cost Type~ value=~~ /&gt;&lt;property name=~Cancel~ value=~~ /&gt;&lt;property name=~Cancel Type~ value=~~ /&gt;&lt;property name=~Wealth~ value=~8~ /&gt;&lt;property name=~Attack~ value=~~ /&gt;&lt;property name=~Parry~ value=~~ /&gt;&lt;property name=~Cannon~ value=~3~ /&gt;&lt;property name=~Sailing~ value=~2~ /&gt;&lt;property name=~Adventuring~ value=~3~ /&gt;&lt;property name=~Influence~ value=~3~ /&gt;&lt;property name=~Swashbuckling~ value=~4~ /&gt;&lt;property name=~Crew Max~ value=~~ /&gt;&lt;property name=~Move Cost~ value=~~ /&gt;&lt;property name=~Faction~ value=~unaligned~ /&gt;&lt;property name=~Text~ value=~Start: Frothing Sea • Heoric • Swordsman +2 • You may not have Bloody Bonnie McGee on board. McGee may only use Ships with no Faction symbol. React: Once per turn, after another player's Villainous Crew has been sunk from play,untack McGee if you have 3 or more unaligned Crew with a printed Influence cost greater than 2.~ /&gt;&lt;/card&gt;" table:formula="of:=CONCATENATE(&quot;  &lt;card id=~&quot;;[.C6];&quot;~ name=~&quot;;[.E6];&quot;~&gt;&lt;property name=~&quot;;[.F$1];&quot;~ value=~&quot;;[.F6];&quot;~ /&gt;&lt;property name=~&quot;;[.G$1];&quot;~ value=~&quot;;[.G6];&quot;~ /&gt;&lt;property name=~&quot;;[.H$1];&quot;~ value=~&quot;;[.H6];&quot;~ /&gt;&lt;property name=~&quot;;[.I$1];&quot;~ value=~&quot;;[.I6];&quot;~ /&gt;&lt;property name=~&quot;;[.J$1];&quot;~ value=~&quot;;[.J6];&quot;~ /&gt;&lt;property name=~&quot;;[.K$1];&quot;~ value=~&quot;;[.K6];&quot;~ /&gt;&lt;property name=~&quot;;[.L$1];&quot;~ value=~&quot;;[.L6];&quot;~ /&gt;&lt;property name=~&quot;;[.M$1];&quot;~ value=~&quot;;[.M6];&quot;~ /&gt;&lt;property name=~&quot;;[.N$1];&quot;~ value=~&quot;;[.N6];&quot;~ /&gt;&lt;property name=~&quot;;[.O$1];&quot;~ value=~&quot;;[.O6];&quot;~ /&gt;&lt;property name=~&quot;;[.P$1];&quot;~ value=~&quot;;[.P6];&quot;~ /&gt;&lt;property name=~&quot;;[.Q$1];&quot;~ value=~&quot;;[.Q6];&quot;~ /&gt;&lt;property name=~&quot;;[.R$1];&quot;~ value=~&quot;;[.R6];&quot;~ /&gt;&lt;property name=~&quot;;[.S$1];&quot;~ value=~&quot;;[.S6];&quot;~ /&gt;&lt;property name=~&quot;;[.T$1];&quot;~ value=~&quot;;[.T6];&quot;~ /&gt;&lt;property name=~&quot;;[.U$1];&quot;~ value=~&quot;;[.U6];&quot;~ /&gt;&lt;property name=~&quot;;[.V$1];&quot;~ value=~&quot;;[.V6];&quot;~ /&gt;&lt;property name=~&quot;;[.W$1];&quot;~ value=~&quot;;[.W6];&quot;~ /&gt;&lt;/card&gt;&quot;)" table:style-name="ce1">
            <text:p><text:s text:c="2"/>&lt;card id=~3f7e4e73-0497-4124-963b-4e6796a59a62~ name=~Captain McGee ~&gt;&lt;property name=~Rarity~ value=~P~ /&gt;&lt;property name=~Type~ value=~Captains~ /&gt;&lt;property name=~Cost~ value=~~ /&gt;&lt;property name=~Cost Type~ value=~~ /&gt;&lt;property name=~Cancel~ value=~~ /&gt;&lt;property name=~Cancel Type~ value=~~ /&gt;&lt;property name=~Wealth~ value=~8~ /&gt;&lt;property name=~Attack~ value=~~ /&gt;&lt;property name=~Parry~ value=~~ /&gt;&lt;property name=~Cannon~ value=~3~ /&gt;&lt;property name=~Sailing~ value=~2~ /&gt;&lt;property name=~Adventuring~ value=~3~ /&gt;&lt;property name=~Influence~ value=~3~ /&gt;&lt;property name=~Swashbuckling~ value=~4~ /&gt;&lt;property name=~Crew Max~ value=~~ /&gt;&lt;property name=~Move Cost~ value=~~ /&gt;&lt;property name=~Faction~ value=~unaligned~ /&gt;&lt;property name=~Text~ value=~Start: Frothing Sea • Heoric • Swordsman +2 • You may not have Bloody Bonnie McGee on board. McGee may only use Ships with no Faction symbol. React: Once per turn, after another player's Villainous Crew has been sunk from play,untack McGee if you have 3 or more unaligned Crew with a printed Influence cost greater than 2.~ /&gt;&lt;/card&gt;</text:p>
          </table:table-cell>
          <table:table-cell office:value-type="string" office:string-value=" &lt;Relationship Target=~/cards/Promo_CaptainMcGee .jpg~ Id=~C3f7e4e73-0497-4124-963b-4e6796a59a62~ Type=~http://schemas.octgn.org/picture~/&gt;" table:formula="of:=CONCATENATE(&quot; &lt;Relationship Target=~/cards/&quot;;[.D6];&quot;.jpg~ Id=~C&quot;;[.C6];&quot;~ Type=~http://schemas.octgn.org/picture~/&gt;&quot;)" table:style-name="ce1">
            <text:p><text:s/>&lt;Relationship Target=~/cards/Promo_CaptainMcGee .jpg~ Id=~C3f7e4e73-0497-4124-963b-4e6796a59a62~ Type=~http://schemas.octgn.org/picture~/&gt;</text:p>
          </table:table-cell>
          <table:table-cell office:value-type="string" table:style-name="ce1">
            <text:p>3f7e4e73-0497-4124-963b-4e6796a59a62</text:p>
          </table:table-cell>
          <table:table-cell office:value-type="string" table:style-name="ce1">
            <text:p>Promo_CaptainMcGee<text:s/></text:p>
          </table:table-cell>
          <table:table-cell office:value-type="string" table:style-name="ce1">
            <text:p>Captain McGee </text:p>
          </table:table-cell>
          <table:table-cell office:value-type="string" table:style-name="ce1">
            <text:p>P</text:p>
          </table:table-cell>
          <table:table-cell office:value-type="string" table:style-name="ce1">
            <text:p>Captains</text:p>
          </table:table-cell>
          <table:table-cell table:number-columns-repeated="4" table:style-name="ce1"/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string" table:style-name="ce1">
            <text:p>unaligned</text:p>
          </table:table-cell>
          <table:table-cell office:value-type="string" table:style-name="ce1">
            <text:p>Start: Frothing Sea • Heoric • Swordsman +2 • You may not have Bloody Bonnie McGee on board. McGee may only use Ships with no Faction symbol. React: Once per turn, after another player's Villainous Crew has been sunk from play,untack McGee if you have 3 or more unaligned Crew with a printed Influence cost greater than 2.</text:p>
          </table:table-cell>
          <table:table-cell table:number-columns-repeated="16361" table:style-name="ce1"/>
        </table:table-row>
        <table:table-row table:style-name="ro2">
          <table:table-cell office:value-type="string" office:string-value="  &lt;card id=~ba9d75ea-a1e6-46a4-8bcf-c78ae11afd1e~ name=~Dregs and Thugs~&gt;&lt;property name=~Rarity~ value=~P~ /&gt;&lt;property name=~Type~ value=~Crew~ /&gt;&lt;property name=~Cost~ value=~4~ /&gt;&lt;property name=~Cost Type~ value=~In~ /&gt;&lt;property name=~Cancel~ value=~~ /&gt;&lt;property name=~Cancel Type~ value=~~ /&gt;&lt;property name=~Wealth~ value=~~ /&gt;&lt;property name=~Attack~ value=~P~ /&gt;&lt;property name=~Parry~ value=~c,t~ /&gt;&lt;property name=~Cannon~ value=~0~ /&gt;&lt;property name=~Sailing~ value=~0~ /&gt;&lt;property name=~Adventuring~ value=~0~ /&gt;&lt;property name=~Influence~ value=~0~ /&gt;&lt;property name=~Swashbuckling~ value=~2~ /&gt;&lt;property name=~Crew Max~ value=~~ /&gt;&lt;property name=~Move Cost~ value=~~ /&gt;&lt;property name=~Faction~ value=~unaligned~ /&gt;&lt;property name=~Text~ value=~Unique • No Attachments • When Dreg and Thugs tack to absorb Hits, they absorb 2 extra Hits. React: Once per turn, discard a card from your hand when you are suffering Hits to reduce the Hits suffered by 2.~ /&gt;&lt;/card&gt;" table:formula="of:=CONCATENATE(&quot;  &lt;card id=~&quot;;[.C7];&quot;~ name=~&quot;;[.E7];&quot;~&gt;&lt;property name=~&quot;;[.F$1];&quot;~ value=~&quot;;[.F7];&quot;~ /&gt;&lt;property name=~&quot;;[.G$1];&quot;~ value=~&quot;;[.G7];&quot;~ /&gt;&lt;property name=~&quot;;[.H$1];&quot;~ value=~&quot;;[.H7];&quot;~ /&gt;&lt;property name=~&quot;;[.I$1];&quot;~ value=~&quot;;[.I7];&quot;~ /&gt;&lt;property name=~&quot;;[.J$1];&quot;~ value=~&quot;;[.J7];&quot;~ /&gt;&lt;property name=~&quot;;[.K$1];&quot;~ value=~&quot;;[.K7];&quot;~ /&gt;&lt;property name=~&quot;;[.L$1];&quot;~ value=~&quot;;[.L7];&quot;~ /&gt;&lt;property name=~&quot;;[.M$1];&quot;~ value=~&quot;;[.M7];&quot;~ /&gt;&lt;property name=~&quot;;[.N$1];&quot;~ value=~&quot;;[.N7];&quot;~ /&gt;&lt;property name=~&quot;;[.O$1];&quot;~ value=~&quot;;[.O7];&quot;~ /&gt;&lt;property name=~&quot;;[.P$1];&quot;~ value=~&quot;;[.P7];&quot;~ /&gt;&lt;property name=~&quot;;[.Q$1];&quot;~ value=~&quot;;[.Q7];&quot;~ /&gt;&lt;property name=~&quot;;[.R$1];&quot;~ value=~&quot;;[.R7];&quot;~ /&gt;&lt;property name=~&quot;;[.S$1];&quot;~ value=~&quot;;[.S7];&quot;~ /&gt;&lt;property name=~&quot;;[.T$1];&quot;~ value=~&quot;;[.T7];&quot;~ /&gt;&lt;property name=~&quot;;[.U$1];&quot;~ value=~&quot;;[.U7];&quot;~ /&gt;&lt;property name=~&quot;;[.V$1];&quot;~ value=~&quot;;[.V7];&quot;~ /&gt;&lt;property name=~&quot;;[.W$1];&quot;~ value=~&quot;;[.W7];&quot;~ /&gt;&lt;/card&gt;&quot;)" table:style-name="ce1">
            <text:p><text:s text:c="2"/>&lt;card id=~ba9d75ea-a1e6-46a4-8bcf-c78ae11afd1e~ name=~Dregs and Thugs~&gt;&lt;property name=~Rarity~ value=~P~ /&gt;&lt;property name=~Type~ value=~Crew~ /&gt;&lt;property name=~Cost~ value=~4~ /&gt;&lt;property name=~Cost Type~ value=~In~ /&gt;&lt;property name=~Cancel~ value=~~ /&gt;&lt;property name=~Cancel Type~ value=~~ /&gt;&lt;property name=~Wealth~ value=~~ /&gt;&lt;property name=~Attack~ value=~P~ /&gt;&lt;property name=~Parry~ value=~c,t~ /&gt;&lt;property name=~Cannon~ value=~0~ /&gt;&lt;property name=~Sailing~ value=~0~ /&gt;&lt;property name=~Adventuring~ value=~0~ /&gt;&lt;property name=~Influence~ value=~0~ /&gt;&lt;property name=~Swashbuckling~ value=~2~ /&gt;&lt;property name=~Crew Max~ value=~~ /&gt;&lt;property name=~Move Cost~ value=~~ /&gt;&lt;property name=~Faction~ value=~unaligned~ /&gt;&lt;property name=~Text~ value=~Unique • No Attachments • When Dreg and Thugs tack to absorb Hits, they absorb 2 extra Hits. React: Once per turn, discard a card from your hand when you are suffering Hits to reduce the Hits suffered by 2.~ /&gt;&lt;/card&gt;</text:p>
          </table:table-cell>
          <table:table-cell office:value-type="string" office:string-value=" &lt;Relationship Target=~/cards/Promo_DregsandThugs.jpg~ Id=~Cba9d75ea-a1e6-46a4-8bcf-c78ae11afd1e~ Type=~http://schemas.octgn.org/picture~/&gt;" table:formula="of:=CONCATENATE(&quot; &lt;Relationship Target=~/cards/&quot;;[.D7];&quot;.jpg~ Id=~C&quot;;[.C7];&quot;~ Type=~http://schemas.octgn.org/picture~/&gt;&quot;)" table:style-name="ce1">
            <text:p><text:s/>&lt;Relationship Target=~/cards/Promo_DregsandThugs.jpg~ Id=~Cba9d75ea-a1e6-46a4-8bcf-c78ae11afd1e~ Type=~http://schemas.octgn.org/picture~/&gt;</text:p>
          </table:table-cell>
          <table:table-cell office:value-type="string" table:style-name="ce1">
            <text:p>ba9d75ea-a1e6-46a4-8bcf-c78ae11afd1e</text:p>
          </table:table-cell>
          <table:table-cell office:value-type="string" table:style-name="ce1">
            <text:p>Promo_DregsandThugs</text:p>
          </table:table-cell>
          <table:table-cell office:value-type="string" table:style-name="ce1">
            <text:p>Dregs and Thugs</text:p>
          </table:table-cell>
          <table:table-cell office:value-type="string" table:style-name="ce1">
            <text:p>P</text:p>
          </table:table-cell>
          <table:table-cell office:value-type="string" table:style-name="ce1">
            <text:p>Crew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In</text:p>
          </table:table-cell>
          <table:table-cell table:number-columns-repeated="3" table:style-name="ce1"/>
          <table:table-cell office:value-type="string" table:style-name="ce1">
            <text:p>P</text:p>
          </table:table-cell>
          <table:table-cell office:value-type="string" table:style-name="ce1">
            <text:p>c,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unaligned</text:p>
          </table:table-cell>
          <table:table-cell office:value-type="string" table:style-name="ce1">
            <text:p>Unique • No Attachments • When Dreg and Thugs tack to absorb Hits, they absorb 2 extra Hits. React: Once per turn, discard a card from your hand when you are suffering Hits to reduce the Hits suffered by 2.</text:p>
          </table:table-cell>
          <table:table-cell table:number-columns-repeated="16361" table:style-name="ce1"/>
        </table:table-row>
        <table:table-row table:style-name="ro2">
          <table:table-cell office:value-type="string" office:string-value="  &lt;card id=~3407b3c4-a01f-4078-ad28-f5385464777a~ name=~Fair Weather Friend~&gt;&lt;property name=~Rarity~ value=~P~ /&gt;&lt;property name=~Type~ value=~Ships~ /&gt;&lt;property name=~Cost~ value=~~ /&gt;&lt;property name=~Cost Type~ value=~~ /&gt;&lt;property name=~Cancel~ value=~~ /&gt;&lt;property name=~Cancel Type~ value=~~ /&gt;&lt;property name=~Wealth~ value=~~ /&gt;&lt;property name=~Attack~ value=~~ /&gt;&lt;property name=~Parry~ value=~~ /&gt;&lt;property name=~Cannon~ value=~~ /&gt;&lt;property name=~Sailing~ value=~~ /&gt;&lt;property name=~Adventuring~ value=~~ /&gt;&lt;property name=~Influence~ value=~~ /&gt;&lt;property name=~Swashbuckling~ value=~~ /&gt;&lt;property name=~Crew Max~ value=~8~ /&gt;&lt;property name=~Move Cost~ value=~3~ /&gt;&lt;property name=~Faction~ value=~unaligned~ /&gt;&lt;property name=~Text~ value=~Immediately after players reveal their starting Crews, choose and sink up to 6 of the cards in your deck. React: Tack before performing an action, to move to an adjacent Sea.~ /&gt;&lt;/card&gt;" table:formula="of:=CONCATENATE(&quot;  &lt;card id=~&quot;;[.C8];&quot;~ name=~&quot;;[.E8];&quot;~&gt;&lt;property name=~&quot;;[.F$1];&quot;~ value=~&quot;;[.F8];&quot;~ /&gt;&lt;property name=~&quot;;[.G$1];&quot;~ value=~&quot;;[.G8];&quot;~ /&gt;&lt;property name=~&quot;;[.H$1];&quot;~ value=~&quot;;[.H8];&quot;~ /&gt;&lt;property name=~&quot;;[.I$1];&quot;~ value=~&quot;;[.I8];&quot;~ /&gt;&lt;property name=~&quot;;[.J$1];&quot;~ value=~&quot;;[.J8];&quot;~ /&gt;&lt;property name=~&quot;;[.K$1];&quot;~ value=~&quot;;[.K8];&quot;~ /&gt;&lt;property name=~&quot;;[.L$1];&quot;~ value=~&quot;;[.L8];&quot;~ /&gt;&lt;property name=~&quot;;[.M$1];&quot;~ value=~&quot;;[.M8];&quot;~ /&gt;&lt;property name=~&quot;;[.N$1];&quot;~ value=~&quot;;[.N8];&quot;~ /&gt;&lt;property name=~&quot;;[.O$1];&quot;~ value=~&quot;;[.O8];&quot;~ /&gt;&lt;property name=~&quot;;[.P$1];&quot;~ value=~&quot;;[.P8];&quot;~ /&gt;&lt;property name=~&quot;;[.Q$1];&quot;~ value=~&quot;;[.Q8];&quot;~ /&gt;&lt;property name=~&quot;;[.R$1];&quot;~ value=~&quot;;[.R8];&quot;~ /&gt;&lt;property name=~&quot;;[.S$1];&quot;~ value=~&quot;;[.S8];&quot;~ /&gt;&lt;property name=~&quot;;[.T$1];&quot;~ value=~&quot;;[.T8];&quot;~ /&gt;&lt;property name=~&quot;;[.U$1];&quot;~ value=~&quot;;[.U8];&quot;~ /&gt;&lt;property name=~&quot;;[.V$1];&quot;~ value=~&quot;;[.V8];&quot;~ /&gt;&lt;property name=~&quot;;[.W$1];&quot;~ value=~&quot;;[.W8];&quot;~ /&gt;&lt;/card&gt;&quot;)" table:style-name="ce1">
            <text:p><text:s text:c="2"/>&lt;card id=~3407b3c4-a01f-4078-ad28-f5385464777a~ name=~Fair Weather Friend~&gt;&lt;property name=~Rarity~ value=~P~ /&gt;&lt;property name=~Type~ value=~Ships~ /&gt;&lt;property name=~Cost~ value=~~ /&gt;&lt;property name=~Cost Type~ value=~~ /&gt;&lt;property name=~Cancel~ value=~~ /&gt;&lt;property name=~Cancel Type~ value=~~ /&gt;&lt;property name=~Wealth~ value=~~ /&gt;&lt;property name=~Attack~ value=~~ /&gt;&lt;property name=~Parry~ value=~~ /&gt;&lt;property name=~Cannon~ value=~~ /&gt;&lt;property name=~Sailing~ value=~~ /&gt;&lt;property name=~Adventuring~ value=~~ /&gt;&lt;property name=~Influence~ value=~~ /&gt;&lt;property name=~Swashbuckling~ value=~~ /&gt;&lt;property name=~Crew Max~ value=~8~ /&gt;&lt;property name=~Move Cost~ value=~3~ /&gt;&lt;property name=~Faction~ value=~unaligned~ /&gt;&lt;property name=~Text~ value=~Immediately after players reveal their starting Crews, choose and sink up to 6 of the cards in your deck. React: Tack before performing an action, to move to an adjacent Sea.~ /&gt;&lt;/card&gt;</text:p>
          </table:table-cell>
          <table:table-cell office:value-type="string" office:string-value=" &lt;Relationship Target=~/cards/Promo_FairWeatherFriend.jpg~ Id=~C3407b3c4-a01f-4078-ad28-f5385464777a~ Type=~http://schemas.octgn.org/picture~/&gt;" table:formula="of:=CONCATENATE(&quot; &lt;Relationship Target=~/cards/&quot;;[.D8];&quot;.jpg~ Id=~C&quot;;[.C8];&quot;~ Type=~http://schemas.octgn.org/picture~/&gt;&quot;)" table:style-name="ce1">
            <text:p><text:s/>&lt;Relationship Target=~/cards/Promo_FairWeatherFriend.jpg~ Id=~C3407b3c4-a01f-4078-ad28-f5385464777a~ Type=~http://schemas.octgn.org/picture~/&gt;</text:p>
          </table:table-cell>
          <table:table-cell office:value-type="string" table:style-name="ce1">
            <text:p>3407b3c4-a01f-4078-ad28-f5385464777a</text:p>
          </table:table-cell>
          <table:table-cell office:value-type="string" table:style-name="ce1">
            <text:p>Promo_FairWeatherFriend</text:p>
          </table:table-cell>
          <table:table-cell office:value-type="string" table:style-name="ce1">
            <text:p>Fair Weather Friend</text:p>
          </table:table-cell>
          <table:table-cell office:value-type="string" table:style-name="ce1">
            <text:p>P</text:p>
          </table:table-cell>
          <table:table-cell office:value-type="string" table:style-name="ce1">
            <text:p>Ships</text:p>
          </table:table-cell>
          <table:table-cell table:number-columns-repeated="12" table:style-name="ce1"/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unaligned</text:p>
          </table:table-cell>
          <table:table-cell office:value-type="string" table:style-name="ce1">
            <text:p>Immediately after players reveal their starting Crews, choose and sink up to 6 of the cards in your deck. React: Tack before performing an action, to move to an adjacent Sea.</text:p>
          </table:table-cell>
          <table:table-cell table:number-columns-repeated="16361" table:style-name="ce1"/>
        </table:table-row>
        <table:table-row table:style-name="ro2">
          <table:table-cell office:value-type="string" office:string-value="  &lt;card id=~7ee315ad-0d68-47ae-884c-6b6c4aaa7ed1~ name=~Faye Duinsinan~&gt;&lt;property name=~Rarity~ value=~P~ /&gt;&lt;property name=~Type~ value=~Crew~ /&gt;&lt;property name=~Cost~ value=~5~ /&gt;&lt;property name=~Cost Type~ value=~In~ /&gt;&lt;property name=~Cancel~ value=~~ /&gt;&lt;property name=~Cancel Type~ value=~~ /&gt;&lt;property name=~Wealth~ value=~~ /&gt;&lt;property name=~Attack~ value=~P~ /&gt;&lt;property name=~Parry~ value=~c,t~ /&gt;&lt;property name=~Cannon~ value=~1~ /&gt;&lt;property name=~Sailing~ value=~0~ /&gt;&lt;property name=~Adventuring~ value=~3~ /&gt;&lt;property name=~Influence~ value=~1~ /&gt;&lt;property name=~Swashbuckling~ value=~2~ /&gt;&lt;property name=~Crew Max~ value=~~ /&gt;&lt;property name=~Move Cost~ value=~~ /&gt;&lt;property name=~Faction~ value=~unaligned~ /&gt;&lt;property name=~Text~ value=~Unique • Swordsman +1 • React: Tack Faye when one of your crew is targeted by a card which begins a Duel. Cancel that action.~ /&gt;&lt;/card&gt;" table:formula="of:=CONCATENATE(&quot;  &lt;card id=~&quot;;[.C9];&quot;~ name=~&quot;;[.E9];&quot;~&gt;&lt;property name=~&quot;;[.F$1];&quot;~ value=~&quot;;[.F9];&quot;~ /&gt;&lt;property name=~&quot;;[.G$1];&quot;~ value=~&quot;;[.G9];&quot;~ /&gt;&lt;property name=~&quot;;[.H$1];&quot;~ value=~&quot;;[.H9];&quot;~ /&gt;&lt;property name=~&quot;;[.I$1];&quot;~ value=~&quot;;[.I9];&quot;~ /&gt;&lt;property name=~&quot;;[.J$1];&quot;~ value=~&quot;;[.J9];&quot;~ /&gt;&lt;property name=~&quot;;[.K$1];&quot;~ value=~&quot;;[.K9];&quot;~ /&gt;&lt;property name=~&quot;;[.L$1];&quot;~ value=~&quot;;[.L9];&quot;~ /&gt;&lt;property name=~&quot;;[.M$1];&quot;~ value=~&quot;;[.M9];&quot;~ /&gt;&lt;property name=~&quot;;[.N$1];&quot;~ value=~&quot;;[.N9];&quot;~ /&gt;&lt;property name=~&quot;;[.O$1];&quot;~ value=~&quot;;[.O9];&quot;~ /&gt;&lt;property name=~&quot;;[.P$1];&quot;~ value=~&quot;;[.P9];&quot;~ /&gt;&lt;property name=~&quot;;[.Q$1];&quot;~ value=~&quot;;[.Q9];&quot;~ /&gt;&lt;property name=~&quot;;[.R$1];&quot;~ value=~&quot;;[.R9];&quot;~ /&gt;&lt;property name=~&quot;;[.S$1];&quot;~ value=~&quot;;[.S9];&quot;~ /&gt;&lt;property name=~&quot;;[.T$1];&quot;~ value=~&quot;;[.T9];&quot;~ /&gt;&lt;property name=~&quot;;[.U$1];&quot;~ value=~&quot;;[.U9];&quot;~ /&gt;&lt;property name=~&quot;;[.V$1];&quot;~ value=~&quot;;[.V9];&quot;~ /&gt;&lt;property name=~&quot;;[.W$1];&quot;~ value=~&quot;;[.W9];&quot;~ /&gt;&lt;/card&gt;&quot;)" table:style-name="ce1">
            <text:p><text:s text:c="2"/>&lt;card id=~7ee315ad-0d68-47ae-884c-6b6c4aaa7ed1~ name=~Faye Duinsinan~&gt;&lt;property name=~Rarity~ value=~P~ /&gt;&lt;property name=~Type~ value=~Crew~ /&gt;&lt;property name=~Cost~ value=~5~ /&gt;&lt;property name=~Cost Type~ value=~In~ /&gt;&lt;property name=~Cancel~ value=~~ /&gt;&lt;property name=~Cancel Type~ value=~~ /&gt;&lt;property name=~Wealth~ value=~~ /&gt;&lt;property name=~Attack~ value=~P~ /&gt;&lt;property name=~Parry~ value=~c,t~ /&gt;&lt;property name=~Cannon~ value=~1~ /&gt;&lt;property name=~Sailing~ value=~0~ /&gt;&lt;property name=~Adventuring~ value=~3~ /&gt;&lt;property name=~Influence~ value=~1~ /&gt;&lt;property name=~Swashbuckling~ value=~2~ /&gt;&lt;property name=~Crew Max~ value=~~ /&gt;&lt;property name=~Move Cost~ value=~~ /&gt;&lt;property name=~Faction~ value=~unaligned~ /&gt;&lt;property name=~Text~ value=~Unique • Swordsman +1 • React: Tack Faye when one of your crew is targeted by a card which begins a Duel. Cancel that action.~ /&gt;&lt;/card&gt;</text:p>
          </table:table-cell>
          <table:table-cell office:value-type="string" office:string-value=" &lt;Relationship Target=~/cards/Promo_FayeDuinsinan.jpg~ Id=~C7ee315ad-0d68-47ae-884c-6b6c4aaa7ed1~ Type=~http://schemas.octgn.org/picture~/&gt;" table:formula="of:=CONCATENATE(&quot; &lt;Relationship Target=~/cards/&quot;;[.D9];&quot;.jpg~ Id=~C&quot;;[.C9];&quot;~ Type=~http://schemas.octgn.org/picture~/&gt;&quot;)" table:style-name="ce1">
            <text:p><text:s/>&lt;Relationship Target=~/cards/Promo_FayeDuinsinan.jpg~ Id=~C7ee315ad-0d68-47ae-884c-6b6c4aaa7ed1~ Type=~http://schemas.octgn.org/picture~/&gt;</text:p>
          </table:table-cell>
          <table:table-cell office:value-type="string" table:style-name="ce1">
            <text:p>7ee315ad-0d68-47ae-884c-6b6c4aaa7ed1</text:p>
          </table:table-cell>
          <table:table-cell office:value-type="string" table:style-name="ce1">
            <text:p>Promo_FayeDuinsinan</text:p>
          </table:table-cell>
          <table:table-cell office:value-type="string" table:style-name="ce1">
            <text:p>Faye Duinsinan</text:p>
          </table:table-cell>
          <table:table-cell office:value-type="string" table:style-name="ce1">
            <text:p>P</text:p>
          </table:table-cell>
          <table:table-cell office:value-type="string" table:style-name="ce1">
            <text:p>Crew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n</text:p>
          </table:table-cell>
          <table:table-cell table:number-columns-repeated="3" table:style-name="ce1"/>
          <table:table-cell office:value-type="string" table:style-name="ce1">
            <text:p>P</text:p>
          </table:table-cell>
          <table:table-cell office:value-type="string" table:style-name="ce1">
            <text:p>c,t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unaligned</text:p>
          </table:table-cell>
          <table:table-cell office:value-type="string" table:style-name="ce1">
            <text:p>Unique • Swordsman +1 • React: Tack Faye when one of your crew is targeted by a card which begins a Duel. Cancel that action.</text:p>
          </table:table-cell>
          <table:table-cell table:number-columns-repeated="16361" table:style-name="ce1"/>
        </table:table-row>
        <table:table-row table:style-name="ro2">
          <table:table-cell office:value-type="string" office:string-value="  &lt;card id=~d9d4ca14-3936-4199-853b-6421bf7cfa0e~ name=~Freya Danya Gydasdottir~&gt;&lt;property name=~Rarity~ value=~P~ /&gt;&lt;property name=~Type~ value=~Crew~ /&gt;&lt;property name=~Cost~ value=~8~ /&gt;&lt;property name=~Cost Type~ value=~In~ /&gt;&lt;property name=~Cancel~ value=~~ /&gt;&lt;property name=~Cancel Type~ value=~~ /&gt;&lt;property name=~Wealth~ value=~~ /&gt;&lt;property name=~Attack~ value=~P~ /&gt;&lt;property name=~Parry~ value=~c,t~ /&gt;&lt;property name=~Cannon~ value=~0~ /&gt;&lt;property name=~Sailing~ value=~3~ /&gt;&lt;property name=~Adventuring~ value=~2~ /&gt;&lt;property name=~Influence~ value=~2~ /&gt;&lt;property name=~Swashbuckling~ value=~3~ /&gt;&lt;property name=~Crew Max~ value=~~ /&gt;&lt;property name=~Move Cost~ value=~~ /&gt;&lt;property name=~Faction~ value=~unaligned~ /&gt;&lt;property name=~Text~ value=~Unique • Heroic • First Mate • Unique • Act: Once per turn, name one of the five skills. Until the end of the turn, all of your Crew aligned to your Captain's faction have a +1 bonus to the named Skill.~ /&gt;&lt;/card&gt;" table:formula="of:=CONCATENATE(&quot;  &lt;card id=~&quot;;[.C10];&quot;~ name=~&quot;;[.E10];&quot;~&gt;&lt;property name=~&quot;;[.F$1];&quot;~ value=~&quot;;[.F10];&quot;~ /&gt;&lt;property name=~&quot;;[.G$1];&quot;~ value=~&quot;;[.G10];&quot;~ /&gt;&lt;property name=~&quot;;[.H$1];&quot;~ value=~&quot;;[.H10];&quot;~ /&gt;&lt;property name=~&quot;;[.I$1];&quot;~ value=~&quot;;[.I10];&quot;~ /&gt;&lt;property name=~&quot;;[.J$1];&quot;~ value=~&quot;;[.J10];&quot;~ /&gt;&lt;property name=~&quot;;[.K$1];&quot;~ value=~&quot;;[.K10];&quot;~ /&gt;&lt;property name=~&quot;;[.L$1];&quot;~ value=~&quot;;[.L10];&quot;~ /&gt;&lt;property name=~&quot;;[.M$1];&quot;~ value=~&quot;;[.M10];&quot;~ /&gt;&lt;property name=~&quot;;[.N$1];&quot;~ value=~&quot;;[.N10];&quot;~ /&gt;&lt;property name=~&quot;;[.O$1];&quot;~ value=~&quot;;[.O10];&quot;~ /&gt;&lt;property name=~&quot;;[.P$1];&quot;~ value=~&quot;;[.P10];&quot;~ /&gt;&lt;property name=~&quot;;[.Q$1];&quot;~ value=~&quot;;[.Q10];&quot;~ /&gt;&lt;property name=~&quot;;[.R$1];&quot;~ value=~&quot;;[.R10];&quot;~ /&gt;&lt;property name=~&quot;;[.S$1];&quot;~ value=~&quot;;[.S10];&quot;~ /&gt;&lt;property name=~&quot;;[.T$1];&quot;~ value=~&quot;;[.T10];&quot;~ /&gt;&lt;property name=~&quot;;[.U$1];&quot;~ value=~&quot;;[.U10];&quot;~ /&gt;&lt;property name=~&quot;;[.V$1];&quot;~ value=~&quot;;[.V10];&quot;~ /&gt;&lt;property name=~&quot;;[.W$1];&quot;~ value=~&quot;;[.W10];&quot;~ /&gt;&lt;/card&gt;&quot;)" table:style-name="ce1">
            <text:p><text:s text:c="2"/>&lt;card id=~d9d4ca14-3936-4199-853b-6421bf7cfa0e~ name=~Freya Danya Gydasdottir~&gt;&lt;property name=~Rarity~ value=~P~ /&gt;&lt;property name=~Type~ value=~Crew~ /&gt;&lt;property name=~Cost~ value=~8~ /&gt;&lt;property name=~Cost Type~ value=~In~ /&gt;&lt;property name=~Cancel~ value=~~ /&gt;&lt;property name=~Cancel Type~ value=~~ /&gt;&lt;property name=~Wealth~ value=~~ /&gt;&lt;property name=~Attack~ value=~P~ /&gt;&lt;property name=~Parry~ value=~c,t~ /&gt;&lt;property name=~Cannon~ value=~0~ /&gt;&lt;property name=~Sailing~ value=~3~ /&gt;&lt;property name=~Adventuring~ value=~2~ /&gt;&lt;property name=~Influence~ value=~2~ /&gt;&lt;property name=~Swashbuckling~ value=~3~ /&gt;&lt;property name=~Crew Max~ value=~~ /&gt;&lt;property name=~Move Cost~ value=~~ /&gt;&lt;property name=~Faction~ value=~unaligned~ /&gt;&lt;property name=~Text~ value=~Unique • Heroic • First Mate • Unique • Act: Once per turn, name one of the five skills. Until the end of the turn, all of your Crew aligned to your Captain's faction have a +1 bonus to the named Skill.~ /&gt;&lt;/card&gt;</text:p>
          </table:table-cell>
          <table:table-cell office:value-type="string" office:string-value=" &lt;Relationship Target=~/cards/Promo_FreyaDanyaGydasdottir.jpg~ Id=~Cd9d4ca14-3936-4199-853b-6421bf7cfa0e~ Type=~http://schemas.octgn.org/picture~/&gt;" table:formula="of:=CONCATENATE(&quot; &lt;Relationship Target=~/cards/&quot;;[.D10];&quot;.jpg~ Id=~C&quot;;[.C10];&quot;~ Type=~http://schemas.octgn.org/picture~/&gt;&quot;)" table:style-name="ce1">
            <text:p><text:s/>&lt;Relationship Target=~/cards/Promo_FreyaDanyaGydasdottir.jpg~ Id=~Cd9d4ca14-3936-4199-853b-6421bf7cfa0e~ Type=~http://schemas.octgn.org/picture~/&gt;</text:p>
          </table:table-cell>
          <table:table-cell office:value-type="string" table:style-name="ce1">
            <text:p>d9d4ca14-3936-4199-853b-6421bf7cfa0e</text:p>
          </table:table-cell>
          <table:table-cell office:value-type="string" table:style-name="ce1">
            <text:p>Promo_FreyaDanyaGydasdottir</text:p>
          </table:table-cell>
          <table:table-cell office:value-type="string" table:style-name="ce1">
            <text:p>Freya Danya Gydasdottir</text:p>
          </table:table-cell>
          <table:table-cell office:value-type="string" table:style-name="ce1">
            <text:p>P</text:p>
          </table:table-cell>
          <table:table-cell office:value-type="string" table:style-name="ce1">
            <text:p>Crew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In</text:p>
          </table:table-cell>
          <table:table-cell table:number-columns-repeated="3" table:style-name="ce1"/>
          <table:table-cell office:value-type="string" table:style-name="ce1">
            <text:p>P</text:p>
          </table:table-cell>
          <table:table-cell office:value-type="string" table:style-name="ce1">
            <text:p>c,t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string" table:style-name="ce1">
            <text:p>unaligned</text:p>
          </table:table-cell>
          <table:table-cell office:value-type="string" table:style-name="ce1">
            <text:p>Unique • Heroic • First Mate • Unique • Act: Once per turn, name one of the five skills. Until the end of the turn, all of your Crew aligned to your Captain's faction have a +1 bonus to the named Skill.</text:p>
          </table:table-cell>
          <table:table-cell table:number-columns-repeated="16361" table:style-name="ce1"/>
        </table:table-row>
        <table:table-row table:style-name="ro2">
          <table:table-cell office:value-type="string" office:string-value="  &lt;card id=~45795dc1-e02c-4dd9-8349-bdbbb1f3945c~ name=~Gentleman's Agreement~&gt;&lt;property name=~Rarity~ value=~P~ /&gt;&lt;property name=~Type~ value=~Actions~ /&gt;&lt;property name=~Cost~ value=~~ /&gt;&lt;property name=~Cost Type~ value=~~ /&gt;&lt;property name=~Cancel~ value=~~ /&gt;&lt;property name=~Cancel Type~ value=~~ /&gt;&lt;property name=~Wealth~ value=~~ /&gt;&lt;property name=~Attack~ value=~D~ /&gt;&lt;property name=~Parry~ value=~p.t~ /&gt;&lt;property name=~Cannon~ value=~~ /&gt;&lt;property name=~Sailing~ value=~~ /&gt;&lt;property name=~Adventuring~ value=~~ /&gt;&lt;property name=~Influence~ value=~~ /&gt;&lt;property name=~Swashbuckling~ value=~~ /&gt;&lt;property name=~Crew Max~ value=~~ /&gt;&lt;property name=~Move Cost~ value=~~ /&gt;&lt;property name=~Faction~ value=~~ /&gt;&lt;property name=~Text~ value=~You may only play this card if you have a Heroic Captain. React: Play when you are hiring a Heroic Crew to produce 2 Influence.~ /&gt;&lt;/card&gt;" table:formula="of:=CONCATENATE(&quot;  &lt;card id=~&quot;;[.C11];&quot;~ name=~&quot;;[.E11];&quot;~&gt;&lt;property name=~&quot;;[.F$1];&quot;~ value=~&quot;;[.F11];&quot;~ /&gt;&lt;property name=~&quot;;[.G$1];&quot;~ value=~&quot;;[.G11];&quot;~ /&gt;&lt;property name=~&quot;;[.H$1];&quot;~ value=~&quot;;[.H11];&quot;~ /&gt;&lt;property name=~&quot;;[.I$1];&quot;~ value=~&quot;;[.I11];&quot;~ /&gt;&lt;property name=~&quot;;[.J$1];&quot;~ value=~&quot;;[.J11];&quot;~ /&gt;&lt;property name=~&quot;;[.K$1];&quot;~ value=~&quot;;[.K11];&quot;~ /&gt;&lt;property name=~&quot;;[.L$1];&quot;~ value=~&quot;;[.L11];&quot;~ /&gt;&lt;property name=~&quot;;[.M$1];&quot;~ value=~&quot;;[.M11];&quot;~ /&gt;&lt;property name=~&quot;;[.N$1];&quot;~ value=~&quot;;[.N11];&quot;~ /&gt;&lt;property name=~&quot;;[.O$1];&quot;~ value=~&quot;;[.O11];&quot;~ /&gt;&lt;property name=~&quot;;[.P$1];&quot;~ value=~&quot;;[.P11];&quot;~ /&gt;&lt;property name=~&quot;;[.Q$1];&quot;~ value=~&quot;;[.Q11];&quot;~ /&gt;&lt;property name=~&quot;;[.R$1];&quot;~ value=~&quot;;[.R11];&quot;~ /&gt;&lt;property name=~&quot;;[.S$1];&quot;~ value=~&quot;;[.S11];&quot;~ /&gt;&lt;property name=~&quot;;[.T$1];&quot;~ value=~&quot;;[.T11];&quot;~ /&gt;&lt;property name=~&quot;;[.U$1];&quot;~ value=~&quot;;[.U11];&quot;~ /&gt;&lt;property name=~&quot;;[.V$1];&quot;~ value=~&quot;;[.V11];&quot;~ /&gt;&lt;property name=~&quot;;[.W$1];&quot;~ value=~&quot;;[.W11];&quot;~ /&gt;&lt;/card&gt;&quot;)" table:style-name="ce1">
            <text:p><text:s text:c="2"/>&lt;card id=~45795dc1-e02c-4dd9-8349-bdbbb1f3945c~ name=~Gentleman's Agreement~&gt;&lt;property name=~Rarity~ value=~P~ /&gt;&lt;property name=~Type~ value=~Actions~ /&gt;&lt;property name=~Cost~ value=~~ /&gt;&lt;property name=~Cost Type~ value=~~ /&gt;&lt;property name=~Cancel~ value=~~ /&gt;&lt;property name=~Cancel Type~ value=~~ /&gt;&lt;property name=~Wealth~ value=~~ /&gt;&lt;property name=~Attack~ value=~D~ /&gt;&lt;property name=~Parry~ value=~p.t~ /&gt;&lt;property name=~Cannon~ value=~~ /&gt;&lt;property name=~Sailing~ value=~~ /&gt;&lt;property name=~Adventuring~ value=~~ /&gt;&lt;property name=~Influence~ value=~~ /&gt;&lt;property name=~Swashbuckling~ value=~~ /&gt;&lt;property name=~Crew Max~ value=~~ /&gt;&lt;property name=~Move Cost~ value=~~ /&gt;&lt;property name=~Faction~ value=~~ /&gt;&lt;property name=~Text~ value=~You may only play this card if you have a Heroic Captain. React: Play when you are hiring a Heroic Crew to produce 2 Influence.~ /&gt;&lt;/card&gt;</text:p>
          </table:table-cell>
          <table:table-cell office:value-type="string" office:string-value=" &lt;Relationship Target=~/cards/Promo_GentlemansAgreement.jpg~ Id=~C45795dc1-e02c-4dd9-8349-bdbbb1f3945c~ Type=~http://schemas.octgn.org/picture~/&gt;" table:formula="of:=CONCATENATE(&quot; &lt;Relationship Target=~/cards/&quot;;[.D11];&quot;.jpg~ Id=~C&quot;;[.C11];&quot;~ Type=~http://schemas.octgn.org/picture~/&gt;&quot;)" table:style-name="ce1">
            <text:p><text:s/>&lt;Relationship Target=~/cards/Promo_GentlemansAgreement.jpg~ Id=~C45795dc1-e02c-4dd9-8349-bdbbb1f3945c~ Type=~http://schemas.octgn.org/picture~/&gt;</text:p>
          </table:table-cell>
          <table:table-cell office:value-type="string" table:style-name="ce1">
            <text:p>45795dc1-e02c-4dd9-8349-bdbbb1f3945c</text:p>
          </table:table-cell>
          <table:table-cell office:value-type="string" table:style-name="ce1">
            <text:p>Promo_GentlemansAgreement</text:p>
          </table:table-cell>
          <table:table-cell office:value-type="string" table:style-name="ce1">
            <text:p>Gentleman's Agreement</text:p>
          </table:table-cell>
          <table:table-cell office:value-type="string" table:style-name="ce1">
            <text:p>P</text:p>
          </table:table-cell>
          <table:table-cell office:value-type="string" table:style-name="ce1">
            <text:p>Actions</text:p>
          </table:table-cell>
          <table:table-cell table:number-columns-repeated="5" table:style-name="ce1"/>
          <table:table-cell office:value-type="string" table:style-name="ce1">
            <text:p>D</text:p>
          </table:table-cell>
          <table:table-cell office:value-type="string" table:style-name="ce1">
            <text:p>p.t</text:p>
          </table:table-cell>
          <table:table-cell table:number-columns-repeated="8" table:style-name="ce1"/>
          <table:table-cell office:value-type="string" table:style-name="ce1">
            <text:p>You may only play this card if you have a Heroic Captain. React: Play when you are hiring a Heroic Crew to produce 2 Influence.</text:p>
          </table:table-cell>
          <table:table-cell table:number-columns-repeated="16361" table:style-name="ce1"/>
        </table:table-row>
        <table:table-row table:style-name="ro2">
          <table:table-cell office:value-type="string" office:string-value="  &lt;card id=~c8ff2c20-22c8-42c0-8e2a-bffb6ae9491e~ name=~Hassad the Enforcer~&gt;&lt;property name=~Rarity~ value=~P~ /&gt;&lt;property name=~Type~ value=~Crew~ /&gt;&lt;property name=~Cost~ value=~4~ /&gt;&lt;property name=~Cost Type~ value=~In~ /&gt;&lt;property name=~Cancel~ value=~~ /&gt;&lt;property name=~Cancel Type~ value=~~ /&gt;&lt;property name=~Wealth~ value=~~ /&gt;&lt;property name=~Attack~ value=~P~ /&gt;&lt;property name=~Parry~ value=~c,t~ /&gt;&lt;property name=~Cannon~ value=~0~ /&gt;&lt;property name=~Sailing~ value=~0~ /&gt;&lt;property name=~Adventuring~ value=~1~ /&gt;&lt;property name=~Influence~ value=~2~ /&gt;&lt;property name=~Swashbuckling~ value=~3~ /&gt;&lt;property name=~Crew Max~ value=~~ /&gt;&lt;property name=~Move Cost~ value=~~ /&gt;&lt;property name=~Faction~ value=~unaligned~ /&gt;&lt;property name=~Text~ value=~Unique • When your unaligned Crew sink to absorb Hits, they absorb 1 extra Hit.~ /&gt;&lt;/card&gt;" table:formula="of:=CONCATENATE(&quot;  &lt;card id=~&quot;;[.C12];&quot;~ name=~&quot;;[.E12];&quot;~&gt;&lt;property name=~&quot;;[.F$1];&quot;~ value=~&quot;;[.F12];&quot;~ /&gt;&lt;property name=~&quot;;[.G$1];&quot;~ value=~&quot;;[.G12];&quot;~ /&gt;&lt;property name=~&quot;;[.H$1];&quot;~ value=~&quot;;[.H12];&quot;~ /&gt;&lt;property name=~&quot;;[.I$1];&quot;~ value=~&quot;;[.I12];&quot;~ /&gt;&lt;property name=~&quot;;[.J$1];&quot;~ value=~&quot;;[.J12];&quot;~ /&gt;&lt;property name=~&quot;;[.K$1];&quot;~ value=~&quot;;[.K12];&quot;~ /&gt;&lt;property name=~&quot;;[.L$1];&quot;~ value=~&quot;;[.L12];&quot;~ /&gt;&lt;property name=~&quot;;[.M$1];&quot;~ value=~&quot;;[.M12];&quot;~ /&gt;&lt;property name=~&quot;;[.N$1];&quot;~ value=~&quot;;[.N12];&quot;~ /&gt;&lt;property name=~&quot;;[.O$1];&quot;~ value=~&quot;;[.O12];&quot;~ /&gt;&lt;property name=~&quot;;[.P$1];&quot;~ value=~&quot;;[.P12];&quot;~ /&gt;&lt;property name=~&quot;;[.Q$1];&quot;~ value=~&quot;;[.Q12];&quot;~ /&gt;&lt;property name=~&quot;;[.R$1];&quot;~ value=~&quot;;[.R12];&quot;~ /&gt;&lt;property name=~&quot;;[.S$1];&quot;~ value=~&quot;;[.S12];&quot;~ /&gt;&lt;property name=~&quot;;[.T$1];&quot;~ value=~&quot;;[.T12];&quot;~ /&gt;&lt;property name=~&quot;;[.U$1];&quot;~ value=~&quot;;[.U12];&quot;~ /&gt;&lt;property name=~&quot;;[.V$1];&quot;~ value=~&quot;;[.V12];&quot;~ /&gt;&lt;property name=~&quot;;[.W$1];&quot;~ value=~&quot;;[.W12];&quot;~ /&gt;&lt;/card&gt;&quot;)" table:style-name="ce1">
            <text:p><text:s text:c="2"/>&lt;card id=~c8ff2c20-22c8-42c0-8e2a-bffb6ae9491e~ name=~Hassad the Enforcer~&gt;&lt;property name=~Rarity~ value=~P~ /&gt;&lt;property name=~Type~ value=~Crew~ /&gt;&lt;property name=~Cost~ value=~4~ /&gt;&lt;property name=~Cost Type~ value=~In~ /&gt;&lt;property name=~Cancel~ value=~~ /&gt;&lt;property name=~Cancel Type~ value=~~ /&gt;&lt;property name=~Wealth~ value=~~ /&gt;&lt;property name=~Attack~ value=~P~ /&gt;&lt;property name=~Parry~ value=~c,t~ /&gt;&lt;property name=~Cannon~ value=~0~ /&gt;&lt;property name=~Sailing~ value=~0~ /&gt;&lt;property name=~Adventuring~ value=~1~ /&gt;&lt;property name=~Influence~ value=~2~ /&gt;&lt;property name=~Swashbuckling~ value=~3~ /&gt;&lt;property name=~Crew Max~ value=~~ /&gt;&lt;property name=~Move Cost~ value=~~ /&gt;&lt;property name=~Faction~ value=~unaligned~ /&gt;&lt;property name=~Text~ value=~Unique • When your unaligned Crew sink to absorb Hits, they absorb 1 extra Hit.~ /&gt;&lt;/card&gt;</text:p>
          </table:table-cell>
          <table:table-cell office:value-type="string" office:string-value=" &lt;Relationship Target=~/cards/Promo_HassadtheEnforcer.jpg~ Id=~Cc8ff2c20-22c8-42c0-8e2a-bffb6ae9491e~ Type=~http://schemas.octgn.org/picture~/&gt;" table:formula="of:=CONCATENATE(&quot; &lt;Relationship Target=~/cards/&quot;;[.D12];&quot;.jpg~ Id=~C&quot;;[.C12];&quot;~ Type=~http://schemas.octgn.org/picture~/&gt;&quot;)" table:style-name="ce1">
            <text:p><text:s/>&lt;Relationship Target=~/cards/Promo_HassadtheEnforcer.jpg~ Id=~Cc8ff2c20-22c8-42c0-8e2a-bffb6ae9491e~ Type=~http://schemas.octgn.org/picture~/&gt;</text:p>
          </table:table-cell>
          <table:table-cell office:value-type="string" table:style-name="ce1">
            <text:p>c8ff2c20-22c8-42c0-8e2a-bffb6ae9491e</text:p>
          </table:table-cell>
          <table:table-cell office:value-type="string" table:style-name="ce1">
            <text:p>Promo_HassadtheEnforcer</text:p>
          </table:table-cell>
          <table:table-cell office:value-type="string" table:style-name="ce1">
            <text:p>Hassad the Enforcer</text:p>
          </table:table-cell>
          <table:table-cell office:value-type="string" table:style-name="ce1">
            <text:p>P</text:p>
          </table:table-cell>
          <table:table-cell office:value-type="string" table:style-name="ce1">
            <text:p>Crew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In</text:p>
          </table:table-cell>
          <table:table-cell table:number-columns-repeated="3" table:style-name="ce1"/>
          <table:table-cell office:value-type="string" table:style-name="ce1">
            <text:p>P</text:p>
          </table:table-cell>
          <table:table-cell office:value-type="string" table:style-name="ce1">
            <text:p>c,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string" table:style-name="ce1">
            <text:p>unaligned</text:p>
          </table:table-cell>
          <table:table-cell office:value-type="string" table:style-name="ce1">
            <text:p>Unique • When your unaligned Crew sink to absorb Hits, they absorb 1 extra Hit.</text:p>
          </table:table-cell>
          <table:table-cell table:number-columns-repeated="16361" table:style-name="ce1"/>
        </table:table-row>
        <table:table-row table:style-name="ro2">
          <table:table-cell office:value-type="string" office:string-value="  &lt;card id=~e56c26e7-4728-44bf-a734-90342f79edb4~ name=~Homeward Arrow~&gt;&lt;property name=~Rarity~ value=~P~ /&gt;&lt;property name=~Type~ value=~Ships~ /&gt;&lt;property name=~Cost~ value=~~ /&gt;&lt;property name=~Cost Type~ value=~~ /&gt;&lt;property name=~Cancel~ value=~~ /&gt;&lt;property name=~Cancel Type~ value=~~ /&gt;&lt;property name=~Wealth~ value=~~ /&gt;&lt;property name=~Attack~ value=~~ /&gt;&lt;property name=~Parry~ value=~~ /&gt;&lt;property name=~Cannon~ value=~~ /&gt;&lt;property name=~Sailing~ value=~~ /&gt;&lt;property name=~Adventuring~ value=~~ /&gt;&lt;property name=~Influence~ value=~~ /&gt;&lt;property name=~Swashbuckling~ value=~~ /&gt;&lt;property name=~Crew Max~ value=~5~ /&gt;&lt;property name=~Move Cost~ value=~1~ /&gt;&lt;property name=~Faction~ value=~unaligned~ /&gt;&lt;property name=~Text~ value=~Crew Maximum: 5 (may not be increased) • Act: Tack one of your Crew to move to an adjacent Sea. React: Tack before performing an action, to move to an adjacent Sea.~ /&gt;&lt;/card&gt;" table:formula="of:=CONCATENATE(&quot;  &lt;card id=~&quot;;[.C13];&quot;~ name=~&quot;;[.E13];&quot;~&gt;&lt;property name=~&quot;;[.F$1];&quot;~ value=~&quot;;[.F13];&quot;~ /&gt;&lt;property name=~&quot;;[.G$1];&quot;~ value=~&quot;;[.G13];&quot;~ /&gt;&lt;property name=~&quot;;[.H$1];&quot;~ value=~&quot;;[.H13];&quot;~ /&gt;&lt;property name=~&quot;;[.I$1];&quot;~ value=~&quot;;[.I13];&quot;~ /&gt;&lt;property name=~&quot;;[.J$1];&quot;~ value=~&quot;;[.J13];&quot;~ /&gt;&lt;property name=~&quot;;[.K$1];&quot;~ value=~&quot;;[.K13];&quot;~ /&gt;&lt;property name=~&quot;;[.L$1];&quot;~ value=~&quot;;[.L13];&quot;~ /&gt;&lt;property name=~&quot;;[.M$1];&quot;~ value=~&quot;;[.M13];&quot;~ /&gt;&lt;property name=~&quot;;[.N$1];&quot;~ value=~&quot;;[.N13];&quot;~ /&gt;&lt;property name=~&quot;;[.O$1];&quot;~ value=~&quot;;[.O13];&quot;~ /&gt;&lt;property name=~&quot;;[.P$1];&quot;~ value=~&quot;;[.P13];&quot;~ /&gt;&lt;property name=~&quot;;[.Q$1];&quot;~ value=~&quot;;[.Q13];&quot;~ /&gt;&lt;property name=~&quot;;[.R$1];&quot;~ value=~&quot;;[.R13];&quot;~ /&gt;&lt;property name=~&quot;;[.S$1];&quot;~ value=~&quot;;[.S13];&quot;~ /&gt;&lt;property name=~&quot;;[.T$1];&quot;~ value=~&quot;;[.T13];&quot;~ /&gt;&lt;property name=~&quot;;[.U$1];&quot;~ value=~&quot;;[.U13];&quot;~ /&gt;&lt;property name=~&quot;;[.V$1];&quot;~ value=~&quot;;[.V13];&quot;~ /&gt;&lt;property name=~&quot;;[.W$1];&quot;~ value=~&quot;;[.W13];&quot;~ /&gt;&lt;/card&gt;&quot;)" table:style-name="ce1">
            <text:p><text:s text:c="2"/>&lt;card id=~e56c26e7-4728-44bf-a734-90342f79edb4~ name=~Homeward Arrow~&gt;&lt;property name=~Rarity~ value=~P~ /&gt;&lt;property name=~Type~ value=~Ships~ /&gt;&lt;property name=~Cost~ value=~~ /&gt;&lt;property name=~Cost Type~ value=~~ /&gt;&lt;property name=~Cancel~ value=~~ /&gt;&lt;property name=~Cancel Type~ value=~~ /&gt;&lt;property name=~Wealth~ value=~~ /&gt;&lt;property name=~Attack~ value=~~ /&gt;&lt;property name=~Parry~ value=~~ /&gt;&lt;property name=~Cannon~ value=~~ /&gt;&lt;property name=~Sailing~ value=~~ /&gt;&lt;property name=~Adventuring~ value=~~ /&gt;&lt;property name=~Influence~ value=~~ /&gt;&lt;property name=~Swashbuckling~ value=~~ /&gt;&lt;property name=~Crew Max~ value=~5~ /&gt;&lt;property name=~Move Cost~ value=~1~ /&gt;&lt;property name=~Faction~ value=~unaligned~ /&gt;&lt;property name=~Text~ value=~Crew Maximum: 5 (may not be increased) • Act: Tack one of your Crew to move to an adjacent Sea. React: Tack before performing an action, to move to an adjacent Sea.~ /&gt;&lt;/card&gt;</text:p>
          </table:table-cell>
          <table:table-cell office:value-type="string" office:string-value=" &lt;Relationship Target=~/cards/Promo_HomewardArrow.jpg~ Id=~Ce56c26e7-4728-44bf-a734-90342f79edb4~ Type=~http://schemas.octgn.org/picture~/&gt;" table:formula="of:=CONCATENATE(&quot; &lt;Relationship Target=~/cards/&quot;;[.D13];&quot;.jpg~ Id=~C&quot;;[.C13];&quot;~ Type=~http://schemas.octgn.org/picture~/&gt;&quot;)" table:style-name="ce1">
            <text:p><text:s/>&lt;Relationship Target=~/cards/Promo_HomewardArrow.jpg~ Id=~Ce56c26e7-4728-44bf-a734-90342f79edb4~ Type=~http://schemas.octgn.org/picture~/&gt;</text:p>
          </table:table-cell>
          <table:table-cell office:value-type="string" table:style-name="ce1">
            <text:p>e56c26e7-4728-44bf-a734-90342f79edb4</text:p>
          </table:table-cell>
          <table:table-cell office:value-type="string" table:style-name="ce1">
            <text:p>Promo_HomewardArrow</text:p>
          </table:table-cell>
          <table:table-cell office:value-type="string" table:style-name="ce1">
            <text:p>Homeward Arrow</text:p>
          </table:table-cell>
          <table:table-cell office:value-type="string" table:style-name="ce1">
            <text:p>P</text:p>
          </table:table-cell>
          <table:table-cell office:value-type="string" table:style-name="ce1">
            <text:p>Ships</text:p>
          </table:table-cell>
          <table:table-cell table:number-columns-repeated="12" table:style-name="ce1"/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naligned</text:p>
          </table:table-cell>
          <table:table-cell office:value-type="string" table:style-name="ce1">
            <text:p>Crew Maximum: 5 (may not be increased) • Act: Tack one of your Crew to move to an adjacent Sea. React: Tack before performing an action, to move to an adjacent Sea.</text:p>
          </table:table-cell>
          <table:table-cell table:number-columns-repeated="16361" table:style-name="ce1"/>
        </table:table-row>
        <table:table-row table:style-name="ro2">
          <table:table-cell office:value-type="string" office:string-value="  &lt;card id=~df5d3910-df38-45bc-8e9a-0255430b0cd2~ name=~Ill-Fated Journey~&gt;&lt;property name=~Rarity~ value=~P~ /&gt;&lt;property name=~Type~ value=~Attachments~ /&gt;&lt;property name=~Cost~ value=~~ /&gt;&lt;property name=~Cost Type~ value=~~ /&gt;&lt;property name=~Cancel~ value=~~ /&gt;&lt;property name=~Cancel Type~ value=~~ /&gt;&lt;property name=~Wealth~ value=~~ /&gt;&lt;property name=~Attack~ value=~C~ /&gt;&lt;property name=~Parry~ value=~d,s~ /&gt;&lt;property name=~Cannon~ value=~~ /&gt;&lt;property name=~Sailing~ value=~~ /&gt;&lt;property name=~Adventuring~ value=~~ /&gt;&lt;property name=~Influence~ value=~~ /&gt;&lt;property name=~Swashbuckling~ value=~~ /&gt;&lt;property name=~Crew Max~ value=~~ /&gt;&lt;property name=~Move Cost~ value=~~ /&gt;&lt;property name=~Faction~ value=~~ /&gt;&lt;property name=~Text~ value=~Sea Attachment • Unique • Fate You must tack one of your Crew with a Fate of 1 or more to put this card into play. When the next Ship enters this Sea, Ill-Fated Journey inflicts 5 Hits on that Ship, then sinks.~ /&gt;&lt;/card&gt;" table:formula="of:=CONCATENATE(&quot;  &lt;card id=~&quot;;[.C14];&quot;~ name=~&quot;;[.E14];&quot;~&gt;&lt;property name=~&quot;;[.F$1];&quot;~ value=~&quot;;[.F14];&quot;~ /&gt;&lt;property name=~&quot;;[.G$1];&quot;~ value=~&quot;;[.G14];&quot;~ /&gt;&lt;property name=~&quot;;[.H$1];&quot;~ value=~&quot;;[.H14];&quot;~ /&gt;&lt;property name=~&quot;;[.I$1];&quot;~ value=~&quot;;[.I14];&quot;~ /&gt;&lt;property name=~&quot;;[.J$1];&quot;~ value=~&quot;;[.J14];&quot;~ /&gt;&lt;property name=~&quot;;[.K$1];&quot;~ value=~&quot;;[.K14];&quot;~ /&gt;&lt;property name=~&quot;;[.L$1];&quot;~ value=~&quot;;[.L14];&quot;~ /&gt;&lt;property name=~&quot;;[.M$1];&quot;~ value=~&quot;;[.M14];&quot;~ /&gt;&lt;property name=~&quot;;[.N$1];&quot;~ value=~&quot;;[.N14];&quot;~ /&gt;&lt;property name=~&quot;;[.O$1];&quot;~ value=~&quot;;[.O14];&quot;~ /&gt;&lt;property name=~&quot;;[.P$1];&quot;~ value=~&quot;;[.P14];&quot;~ /&gt;&lt;property name=~&quot;;[.Q$1];&quot;~ value=~&quot;;[.Q14];&quot;~ /&gt;&lt;property name=~&quot;;[.R$1];&quot;~ value=~&quot;;[.R14];&quot;~ /&gt;&lt;property name=~&quot;;[.S$1];&quot;~ value=~&quot;;[.S14];&quot;~ /&gt;&lt;property name=~&quot;;[.T$1];&quot;~ value=~&quot;;[.T14];&quot;~ /&gt;&lt;property name=~&quot;;[.U$1];&quot;~ value=~&quot;;[.U14];&quot;~ /&gt;&lt;property name=~&quot;;[.V$1];&quot;~ value=~&quot;;[.V14];&quot;~ /&gt;&lt;property name=~&quot;;[.W$1];&quot;~ value=~&quot;;[.W14];&quot;~ /&gt;&lt;/card&gt;&quot;)" table:style-name="ce1">
            <text:p><text:s text:c="2"/>&lt;card id=~df5d3910-df38-45bc-8e9a-0255430b0cd2~ name=~Ill-Fated Journey~&gt;&lt;property name=~Rarity~ value=~P~ /&gt;&lt;property name=~Type~ value=~Attachments~ /&gt;&lt;property name=~Cost~ value=~~ /&gt;&lt;property name=~Cost Type~ value=~~ /&gt;&lt;property name=~Cancel~ value=~~ /&gt;&lt;property name=~Cancel Type~ value=~~ /&gt;&lt;property name=~Wealth~ value=~~ /&gt;&lt;property name=~Attack~ value=~C~ /&gt;&lt;property name=~Parry~ value=~d,s~ /&gt;&lt;property name=~Cannon~ value=~~ /&gt;&lt;property name=~Sailing~ value=~~ /&gt;&lt;property name=~Adventuring~ value=~~ /&gt;&lt;property name=~Influence~ value=~~ /&gt;&lt;property name=~Swashbuckling~ value=~~ /&gt;&lt;property name=~Crew Max~ value=~~ /&gt;&lt;property name=~Move Cost~ value=~~ /&gt;&lt;property name=~Faction~ value=~~ /&gt;&lt;property name=~Text~ value=~Sea Attachment • Unique • Fate You must tack one of your Crew with a Fate of 1 or more to put this card into play. When the next Ship enters this Sea, Ill-Fated Journey inflicts 5 Hits on that Ship, then sinks.~ /&gt;&lt;/card&gt;</text:p>
          </table:table-cell>
          <table:table-cell office:value-type="string" office:string-value=" &lt;Relationship Target=~/cards/Promo_IllFatedJourney.jpg~ Id=~Cdf5d3910-df38-45bc-8e9a-0255430b0cd2~ Type=~http://schemas.octgn.org/picture~/&gt;" table:formula="of:=CONCATENATE(&quot; &lt;Relationship Target=~/cards/&quot;;[.D14];&quot;.jpg~ Id=~C&quot;;[.C14];&quot;~ Type=~http://schemas.octgn.org/picture~/&gt;&quot;)" table:style-name="ce1">
            <text:p><text:s/>&lt;Relationship Target=~/cards/Promo_IllFatedJourney.jpg~ Id=~Cdf5d3910-df38-45bc-8e9a-0255430b0cd2~ Type=~http://schemas.octgn.org/picture~/&gt;</text:p>
          </table:table-cell>
          <table:table-cell office:value-type="string" table:style-name="ce1">
            <text:p>df5d3910-df38-45bc-8e9a-0255430b0cd2</text:p>
          </table:table-cell>
          <table:table-cell office:value-type="string" table:style-name="ce1">
            <text:p>Promo_IllFatedJourney</text:p>
          </table:table-cell>
          <table:table-cell office:value-type="string" table:style-name="ce1">
            <text:p>Ill-Fated Journey</text:p>
          </table:table-cell>
          <table:table-cell office:value-type="string" table:style-name="ce1">
            <text:p>P</text:p>
          </table:table-cell>
          <table:table-cell office:value-type="string" table:style-name="ce1">
            <text:p>Attachments</text:p>
          </table:table-cell>
          <table:table-cell table:number-columns-repeated="5" table:style-name="ce1"/>
          <table:table-cell office:value-type="string" table:style-name="ce1">
            <text:p>C</text:p>
          </table:table-cell>
          <table:table-cell office:value-type="string" table:style-name="ce1">
            <text:p>d,s</text:p>
          </table:table-cell>
          <table:table-cell table:number-columns-repeated="8" table:style-name="ce1"/>
          <table:table-cell office:value-type="string" table:style-name="ce1">
            <text:p>Sea Attachment • Unique • Fate You must tack one of your Crew with a Fate of 1 or more to put this card into play. When the next Ship enters this Sea, Ill-Fated Journey inflicts 5 Hits on that Ship, then sinks.</text:p>
          </table:table-cell>
          <table:table-cell table:number-columns-repeated="16361" table:style-name="ce1"/>
        </table:table-row>
        <table:table-row table:style-name="ro2">
          <table:table-cell office:value-type="string" office:string-value="  &lt;card id=~dfeb4cd4-9a1b-40f3-a5f1-9b38d3001b17~ name=~In the Dark of the Night~&gt;&lt;property name=~Rarity~ value=~P~ /&gt;&lt;property name=~Type~ value=~Actions~ /&gt;&lt;property name=~Cost~ value=~5~ /&gt;&lt;property name=~Cost Type~ value=~Ad~ /&gt;&lt;property name=~Cancel~ value=~3~ /&gt;&lt;property name=~Cancel Type~ value=~Sa~ /&gt;&lt;property name=~Wealth~ value=~~ /&gt;&lt;property name=~Attack~ value=~D~ /&gt;&lt;property name=~Parry~ value=~p.t~ /&gt;&lt;property name=~Cannon~ value=~~ /&gt;&lt;property name=~Sailing~ value=~~ /&gt;&lt;property name=~Adventuring~ value=~~ /&gt;&lt;property name=~Influence~ value=~~ /&gt;&lt;property name=~Swashbuckling~ value=~~ /&gt;&lt;property name=~Crew Max~ value=~~ /&gt;&lt;property name=~Move Cost~ value=~~ /&gt;&lt;property name=~Faction~ value=~~ /&gt;&lt;property name=~Text~ value=~Target a player. That player draws 2 fewer cards during the Draw phase this turn (minimum 1).~ /&gt;&lt;/card&gt;" table:formula="of:=CONCATENATE(&quot;  &lt;card id=~&quot;;[.C15];&quot;~ name=~&quot;;[.E15];&quot;~&gt;&lt;property name=~&quot;;[.F$1];&quot;~ value=~&quot;;[.F15];&quot;~ /&gt;&lt;property name=~&quot;;[.G$1];&quot;~ value=~&quot;;[.G15];&quot;~ /&gt;&lt;property name=~&quot;;[.H$1];&quot;~ value=~&quot;;[.H15];&quot;~ /&gt;&lt;property name=~&quot;;[.I$1];&quot;~ value=~&quot;;[.I15];&quot;~ /&gt;&lt;property name=~&quot;;[.J$1];&quot;~ value=~&quot;;[.J15];&quot;~ /&gt;&lt;property name=~&quot;;[.K$1];&quot;~ value=~&quot;;[.K15];&quot;~ /&gt;&lt;property name=~&quot;;[.L$1];&quot;~ value=~&quot;;[.L15];&quot;~ /&gt;&lt;property name=~&quot;;[.M$1];&quot;~ value=~&quot;;[.M15];&quot;~ /&gt;&lt;property name=~&quot;;[.N$1];&quot;~ value=~&quot;;[.N15];&quot;~ /&gt;&lt;property name=~&quot;;[.O$1];&quot;~ value=~&quot;;[.O15];&quot;~ /&gt;&lt;property name=~&quot;;[.P$1];&quot;~ value=~&quot;;[.P15];&quot;~ /&gt;&lt;property name=~&quot;;[.Q$1];&quot;~ value=~&quot;;[.Q15];&quot;~ /&gt;&lt;property name=~&quot;;[.R$1];&quot;~ value=~&quot;;[.R15];&quot;~ /&gt;&lt;property name=~&quot;;[.S$1];&quot;~ value=~&quot;;[.S15];&quot;~ /&gt;&lt;property name=~&quot;;[.T$1];&quot;~ value=~&quot;;[.T15];&quot;~ /&gt;&lt;property name=~&quot;;[.U$1];&quot;~ value=~&quot;;[.U15];&quot;~ /&gt;&lt;property name=~&quot;;[.V$1];&quot;~ value=~&quot;;[.V15];&quot;~ /&gt;&lt;property name=~&quot;;[.W$1];&quot;~ value=~&quot;;[.W15];&quot;~ /&gt;&lt;/card&gt;&quot;)" table:style-name="ce1">
            <text:p><text:s text:c="2"/>&lt;card id=~dfeb4cd4-9a1b-40f3-a5f1-9b38d3001b17~ name=~In the Dark of the Night~&gt;&lt;property name=~Rarity~ value=~P~ /&gt;&lt;property name=~Type~ value=~Actions~ /&gt;&lt;property name=~Cost~ value=~5~ /&gt;&lt;property name=~Cost Type~ value=~Ad~ /&gt;&lt;property name=~Cancel~ value=~3~ /&gt;&lt;property name=~Cancel Type~ value=~Sa~ /&gt;&lt;property name=~Wealth~ value=~~ /&gt;&lt;property name=~Attack~ value=~D~ /&gt;&lt;property name=~Parry~ value=~p.t~ /&gt;&lt;property name=~Cannon~ value=~~ /&gt;&lt;property name=~Sailing~ value=~~ /&gt;&lt;property name=~Adventuring~ value=~~ /&gt;&lt;property name=~Influence~ value=~~ /&gt;&lt;property name=~Swashbuckling~ value=~~ /&gt;&lt;property name=~Crew Max~ value=~~ /&gt;&lt;property name=~Move Cost~ value=~~ /&gt;&lt;property name=~Faction~ value=~~ /&gt;&lt;property name=~Text~ value=~Target a player. That player draws 2 fewer cards during the Draw phase this turn (minimum 1).~ /&gt;&lt;/card&gt;</text:p>
          </table:table-cell>
          <table:table-cell office:value-type="string" office:string-value=" &lt;Relationship Target=~/cards/Promo_IntheDarkoftheNight.jpg~ Id=~Cdfeb4cd4-9a1b-40f3-a5f1-9b38d3001b17~ Type=~http://schemas.octgn.org/picture~/&gt;" table:formula="of:=CONCATENATE(&quot; &lt;Relationship Target=~/cards/&quot;;[.D15];&quot;.jpg~ Id=~C&quot;;[.C15];&quot;~ Type=~http://schemas.octgn.org/picture~/&gt;&quot;)" table:style-name="ce1">
            <text:p><text:s/>&lt;Relationship Target=~/cards/Promo_IntheDarkoftheNight.jpg~ Id=~Cdfeb4cd4-9a1b-40f3-a5f1-9b38d3001b17~ Type=~http://schemas.octgn.org/picture~/&gt;</text:p>
          </table:table-cell>
          <table:table-cell office:value-type="string" table:style-name="ce1">
            <text:p>dfeb4cd4-9a1b-40f3-a5f1-9b38d3001b17</text:p>
          </table:table-cell>
          <table:table-cell office:value-type="string" table:style-name="ce1">
            <text:p>Promo_IntheDarkoftheNight</text:p>
          </table:table-cell>
          <table:table-cell office:value-type="string" table:style-name="ce1">
            <text:p>In the Dark of the Night</text:p>
          </table:table-cell>
          <table:table-cell office:value-type="string" table:style-name="ce1">
            <text:p>P</text:p>
          </table:table-cell>
          <table:table-cell office:value-type="string" table:style-name="ce1">
            <text:p>Actions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d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a</text:p>
          </table:table-cell>
          <table:table-cell table:style-name="ce1"/>
          <table:table-cell office:value-type="string" table:style-name="ce1">
            <text:p>D</text:p>
          </table:table-cell>
          <table:table-cell office:value-type="string" table:style-name="ce1">
            <text:p>p.t</text:p>
          </table:table-cell>
          <table:table-cell table:number-columns-repeated="8" table:style-name="ce1"/>
          <table:table-cell office:value-type="string" table:style-name="ce1">
            <text:p>Target a player. That player draws 2 fewer cards during the Draw phase this turn (minimum 1).</text:p>
          </table:table-cell>
          <table:table-cell table:number-columns-repeated="16361" table:style-name="ce1"/>
        </table:table-row>
        <table:table-row table:style-name="ro2">
          <table:table-cell office:value-type="string" office:string-value="  &lt;card id=~c27f36fc-c547-494a-ac9b-9ea3fa50f62c~ name=~Indisposed~&gt;&lt;property name=~Rarity~ value=~P~ /&gt;&lt;property name=~Type~ value=~Actions~ /&gt;&lt;property name=~Cost~ value=~2~ /&gt;&lt;property name=~Cost Type~ value=~In~ /&gt;&lt;property name=~Cancel~ value=~3~ /&gt;&lt;property name=~Cancel Type~ value=~Ca~ /&gt;&lt;property name=~Wealth~ value=~~ /&gt;&lt;property name=~Attack~ value=~S~ /&gt;&lt;property name=~Parry~ value=~d.p~ /&gt;&lt;property name=~Cannon~ value=~~ /&gt;&lt;property name=~Sailing~ value=~~ /&gt;&lt;property name=~Adventuring~ value=~~ /&gt;&lt;property name=~Influence~ value=~~ /&gt;&lt;property name=~Swashbuckling~ value=~~ /&gt;&lt;property name=~Crew Max~ value=~~ /&gt;&lt;property name=~Move Cost~ value=~~ /&gt;&lt;property name=~Faction~ value=~~ /&gt;&lt;property name=~Text~ value=~Target a Captain who has more than one Attachment. Tack that Captain.~ /&gt;&lt;/card&gt;" table:formula="of:=CONCATENATE(&quot;  &lt;card id=~&quot;;[.C16];&quot;~ name=~&quot;;[.E16];&quot;~&gt;&lt;property name=~&quot;;[.F$1];&quot;~ value=~&quot;;[.F16];&quot;~ /&gt;&lt;property name=~&quot;;[.G$1];&quot;~ value=~&quot;;[.G16];&quot;~ /&gt;&lt;property name=~&quot;;[.H$1];&quot;~ value=~&quot;;[.H16];&quot;~ /&gt;&lt;property name=~&quot;;[.I$1];&quot;~ value=~&quot;;[.I16];&quot;~ /&gt;&lt;property name=~&quot;;[.J$1];&quot;~ value=~&quot;;[.J16];&quot;~ /&gt;&lt;property name=~&quot;;[.K$1];&quot;~ value=~&quot;;[.K16];&quot;~ /&gt;&lt;property name=~&quot;;[.L$1];&quot;~ value=~&quot;;[.L16];&quot;~ /&gt;&lt;property name=~&quot;;[.M$1];&quot;~ value=~&quot;;[.M16];&quot;~ /&gt;&lt;property name=~&quot;;[.N$1];&quot;~ value=~&quot;;[.N16];&quot;~ /&gt;&lt;property name=~&quot;;[.O$1];&quot;~ value=~&quot;;[.O16];&quot;~ /&gt;&lt;property name=~&quot;;[.P$1];&quot;~ value=~&quot;;[.P16];&quot;~ /&gt;&lt;property name=~&quot;;[.Q$1];&quot;~ value=~&quot;;[.Q16];&quot;~ /&gt;&lt;property name=~&quot;;[.R$1];&quot;~ value=~&quot;;[.R16];&quot;~ /&gt;&lt;property name=~&quot;;[.S$1];&quot;~ value=~&quot;;[.S16];&quot;~ /&gt;&lt;property name=~&quot;;[.T$1];&quot;~ value=~&quot;;[.T16];&quot;~ /&gt;&lt;property name=~&quot;;[.U$1];&quot;~ value=~&quot;;[.U16];&quot;~ /&gt;&lt;property name=~&quot;;[.V$1];&quot;~ value=~&quot;;[.V16];&quot;~ /&gt;&lt;property name=~&quot;;[.W$1];&quot;~ value=~&quot;;[.W16];&quot;~ /&gt;&lt;/card&gt;&quot;)" table:style-name="ce1">
            <text:p><text:s text:c="2"/>&lt;card id=~c27f36fc-c547-494a-ac9b-9ea3fa50f62c~ name=~Indisposed~&gt;&lt;property name=~Rarity~ value=~P~ /&gt;&lt;property name=~Type~ value=~Actions~ /&gt;&lt;property name=~Cost~ value=~2~ /&gt;&lt;property name=~Cost Type~ value=~In~ /&gt;&lt;property name=~Cancel~ value=~3~ /&gt;&lt;property name=~Cancel Type~ value=~Ca~ /&gt;&lt;property name=~Wealth~ value=~~ /&gt;&lt;property name=~Attack~ value=~S~ /&gt;&lt;property name=~Parry~ value=~d.p~ /&gt;&lt;property name=~Cannon~ value=~~ /&gt;&lt;property name=~Sailing~ value=~~ /&gt;&lt;property name=~Adventuring~ value=~~ /&gt;&lt;property name=~Influence~ value=~~ /&gt;&lt;property name=~Swashbuckling~ value=~~ /&gt;&lt;property name=~Crew Max~ value=~~ /&gt;&lt;property name=~Move Cost~ value=~~ /&gt;&lt;property name=~Faction~ value=~~ /&gt;&lt;property name=~Text~ value=~Target a Captain who has more than one Attachment. Tack that Captain.~ /&gt;&lt;/card&gt;</text:p>
          </table:table-cell>
          <table:table-cell office:value-type="string" office:string-value=" &lt;Relationship Target=~/cards/Promo_Indisposed.jpg~ Id=~Cc27f36fc-c547-494a-ac9b-9ea3fa50f62c~ Type=~http://schemas.octgn.org/picture~/&gt;" table:formula="of:=CONCATENATE(&quot; &lt;Relationship Target=~/cards/&quot;;[.D16];&quot;.jpg~ Id=~C&quot;;[.C16];&quot;~ Type=~http://schemas.octgn.org/picture~/&gt;&quot;)" table:style-name="ce1">
            <text:p><text:s/>&lt;Relationship Target=~/cards/Promo_Indisposed.jpg~ Id=~Cc27f36fc-c547-494a-ac9b-9ea3fa50f62c~ Type=~http://schemas.octgn.org/picture~/&gt;</text:p>
          </table:table-cell>
          <table:table-cell office:value-type="string" table:style-name="ce1">
            <text:p>c27f36fc-c547-494a-ac9b-9ea3fa50f62c</text:p>
          </table:table-cell>
          <table:table-cell office:value-type="string" table:style-name="ce1">
            <text:p>Promo_Indisposed</text:p>
          </table:table-cell>
          <table:table-cell office:value-type="string" table:style-name="ce1">
            <text:p>Indisposed</text:p>
          </table:table-cell>
          <table:table-cell office:value-type="string" table:style-name="ce1">
            <text:p>P</text:p>
          </table:table-cell>
          <table:table-cell office:value-type="string" table:style-name="ce1">
            <text:p>Action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I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a</text:p>
          </table:table-cell>
          <table:table-cell table:style-name="ce1"/>
          <table:table-cell office:value-type="string" table:style-name="ce1">
            <text:p>S</text:p>
          </table:table-cell>
          <table:table-cell office:value-type="string" table:style-name="ce1">
            <text:p>d.p</text:p>
          </table:table-cell>
          <table:table-cell table:number-columns-repeated="8" table:style-name="ce1"/>
          <table:table-cell office:value-type="string" table:style-name="ce1">
            <text:p>Target a Captain who has more than one Attachment. Tack that Captain.</text:p>
          </table:table-cell>
          <table:table-cell table:number-columns-repeated="16361" table:style-name="ce1"/>
        </table:table-row>
        <table:table-row table:style-name="ro2">
          <table:table-cell office:value-type="string" office:string-value="  &lt;card id=~9dd5b6bb-2efc-4cb2-99a9-77e1e54ef5a1~ name=~Jacklyn the Black~&gt;&lt;property name=~Rarity~ value=~P~ /&gt;&lt;property name=~Type~ value=~Crew~ /&gt;&lt;property name=~Cost~ value=~4~ /&gt;&lt;property name=~Cost Type~ value=~In~ /&gt;&lt;property name=~Cancel~ value=~~ /&gt;&lt;property name=~Cancel Type~ value=~~ /&gt;&lt;property name=~Wealth~ value=~~ /&gt;&lt;property name=~Attack~ value=~P~ /&gt;&lt;property name=~Parry~ value=~c,t~ /&gt;&lt;property name=~Cannon~ value=~0~ /&gt;&lt;property name=~Sailing~ value=~0~ /&gt;&lt;property name=~Adventuring~ value=~2~ /&gt;&lt;property name=~Influence~ value=~0~ /&gt;&lt;property name=~Swashbuckling~ value=~3~ /&gt;&lt;property name=~Crew Max~ value=~~ /&gt;&lt;property name=~Move Cost~ value=~~ /&gt;&lt;property name=~Faction~ value=~unaligned~ /&gt;&lt;property name=~Text~ value=~Unique • Swordsman +1 • Once per Boarding, if you are the defender, you may push Jacklyn forward for a Boarding Attack when she is tacked.~ /&gt;&lt;/card&gt;" table:formula="of:=CONCATENATE(&quot;  &lt;card id=~&quot;;[.C17];&quot;~ name=~&quot;;[.E17];&quot;~&gt;&lt;property name=~&quot;;[.F$1];&quot;~ value=~&quot;;[.F17];&quot;~ /&gt;&lt;property name=~&quot;;[.G$1];&quot;~ value=~&quot;;[.G17];&quot;~ /&gt;&lt;property name=~&quot;;[.H$1];&quot;~ value=~&quot;;[.H17];&quot;~ /&gt;&lt;property name=~&quot;;[.I$1];&quot;~ value=~&quot;;[.I17];&quot;~ /&gt;&lt;property name=~&quot;;[.J$1];&quot;~ value=~&quot;;[.J17];&quot;~ /&gt;&lt;property name=~&quot;;[.K$1];&quot;~ value=~&quot;;[.K17];&quot;~ /&gt;&lt;property name=~&quot;;[.L$1];&quot;~ value=~&quot;;[.L17];&quot;~ /&gt;&lt;property name=~&quot;;[.M$1];&quot;~ value=~&quot;;[.M17];&quot;~ /&gt;&lt;property name=~&quot;;[.N$1];&quot;~ value=~&quot;;[.N17];&quot;~ /&gt;&lt;property name=~&quot;;[.O$1];&quot;~ value=~&quot;;[.O17];&quot;~ /&gt;&lt;property name=~&quot;;[.P$1];&quot;~ value=~&quot;;[.P17];&quot;~ /&gt;&lt;property name=~&quot;;[.Q$1];&quot;~ value=~&quot;;[.Q17];&quot;~ /&gt;&lt;property name=~&quot;;[.R$1];&quot;~ value=~&quot;;[.R17];&quot;~ /&gt;&lt;property name=~&quot;;[.S$1];&quot;~ value=~&quot;;[.S17];&quot;~ /&gt;&lt;property name=~&quot;;[.T$1];&quot;~ value=~&quot;;[.T17];&quot;~ /&gt;&lt;property name=~&quot;;[.U$1];&quot;~ value=~&quot;;[.U17];&quot;~ /&gt;&lt;property name=~&quot;;[.V$1];&quot;~ value=~&quot;;[.V17];&quot;~ /&gt;&lt;property name=~&quot;;[.W$1];&quot;~ value=~&quot;;[.W17];&quot;~ /&gt;&lt;/card&gt;&quot;)" table:style-name="ce1">
            <text:p><text:s text:c="2"/>&lt;card id=~9dd5b6bb-2efc-4cb2-99a9-77e1e54ef5a1~ name=~Jacklyn the Black~&gt;&lt;property name=~Rarity~ value=~P~ /&gt;&lt;property name=~Type~ value=~Crew~ /&gt;&lt;property name=~Cost~ value=~4~ /&gt;&lt;property name=~Cost Type~ value=~In~ /&gt;&lt;property name=~Cancel~ value=~~ /&gt;&lt;property name=~Cancel Type~ value=~~ /&gt;&lt;property name=~Wealth~ value=~~ /&gt;&lt;property name=~Attack~ value=~P~ /&gt;&lt;property name=~Parry~ value=~c,t~ /&gt;&lt;property name=~Cannon~ value=~0~ /&gt;&lt;property name=~Sailing~ value=~0~ /&gt;&lt;property name=~Adventuring~ value=~2~ /&gt;&lt;property name=~Influence~ value=~0~ /&gt;&lt;property name=~Swashbuckling~ value=~3~ /&gt;&lt;property name=~Crew Max~ value=~~ /&gt;&lt;property name=~Move Cost~ value=~~ /&gt;&lt;property name=~Faction~ value=~unaligned~ /&gt;&lt;property name=~Text~ value=~Unique • Swordsman +1 • Once per Boarding, if you are the defender, you may push Jacklyn forward for a Boarding Attack when she is tacked.~ /&gt;&lt;/card&gt;</text:p>
          </table:table-cell>
          <table:table-cell office:value-type="string" office:string-value=" &lt;Relationship Target=~/cards/Promo_JacklyntheBlack.jpg~ Id=~C9dd5b6bb-2efc-4cb2-99a9-77e1e54ef5a1~ Type=~http://schemas.octgn.org/picture~/&gt;" table:formula="of:=CONCATENATE(&quot; &lt;Relationship Target=~/cards/&quot;;[.D17];&quot;.jpg~ Id=~C&quot;;[.C17];&quot;~ Type=~http://schemas.octgn.org/picture~/&gt;&quot;)" table:style-name="ce1">
            <text:p><text:s/>&lt;Relationship Target=~/cards/Promo_JacklyntheBlack.jpg~ Id=~C9dd5b6bb-2efc-4cb2-99a9-77e1e54ef5a1~ Type=~http://schemas.octgn.org/picture~/&gt;</text:p>
          </table:table-cell>
          <table:table-cell office:value-type="string" table:style-name="ce1">
            <text:p>9dd5b6bb-2efc-4cb2-99a9-77e1e54ef5a1</text:p>
          </table:table-cell>
          <table:table-cell office:value-type="string" table:style-name="ce1">
            <text:p>Promo_JacklyntheBlack</text:p>
          </table:table-cell>
          <table:table-cell office:value-type="string" table:style-name="ce1">
            <text:p>Jacklyn the Black</text:p>
          </table:table-cell>
          <table:table-cell office:value-type="string" table:style-name="ce1">
            <text:p>P</text:p>
          </table:table-cell>
          <table:table-cell office:value-type="string" table:style-name="ce1">
            <text:p>Crew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In</text:p>
          </table:table-cell>
          <table:table-cell table:number-columns-repeated="3" table:style-name="ce1"/>
          <table:table-cell office:value-type="string" table:style-name="ce1">
            <text:p>P</text:p>
          </table:table-cell>
          <table:table-cell office:value-type="string" table:style-name="ce1">
            <text:p>c,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string" table:style-name="ce1">
            <text:p>unaligned</text:p>
          </table:table-cell>
          <table:table-cell office:value-type="string" table:style-name="ce1">
            <text:p>Unique • Swordsman +1 • Once per Boarding, if you are the defender, you may push Jacklyn forward for a Boarding Attack when she is tacked.</text:p>
          </table:table-cell>
          <table:table-cell table:number-columns-repeated="16361" table:style-name="ce1"/>
        </table:table-row>
        <table:table-row table:style-name="ro2">
          <table:table-cell office:value-type="string" office:string-value="  &lt;card id=~ee6f8f1d-c2b4-470c-a1b0-985e70bc6e9e~ name=~Le Petit Esprit~&gt;&lt;property name=~Rarity~ value=~P~ /&gt;&lt;property name=~Type~ value=~Ships~ /&gt;&lt;property name=~Cost~ value=~~ /&gt;&lt;property name=~Cost Type~ value=~~ /&gt;&lt;property name=~Cancel~ value=~~ /&gt;&lt;property name=~Cancel Type~ value=~~ /&gt;&lt;property name=~Wealth~ value=~~ /&gt;&lt;property name=~Attack~ value=~~ /&gt;&lt;property name=~Parry~ value=~~ /&gt;&lt;property name=~Cannon~ value=~~ /&gt;&lt;property name=~Sailing~ value=~~ /&gt;&lt;property name=~Adventuring~ value=~~ /&gt;&lt;property name=~Influence~ value=~~ /&gt;&lt;property name=~Swashbuckling~ value=~~ /&gt;&lt;property name=~Crew Max~ value=~5~ /&gt;&lt;property name=~Move Cost~ value=~1~ /&gt;&lt;property name=~Faction~ value=~unaligned~ /&gt;&lt;property name=~Text~ value=~React: Tack after you have completed an Adventure to untack one of your Crew that produce Adventuring to complete that Adventure. React: Tack before performing an action, to move to an adjacent Sea.~ /&gt;&lt;/card&gt;" table:formula="of:=CONCATENATE(&quot;  &lt;card id=~&quot;;[.C18];&quot;~ name=~&quot;;[.E18];&quot;~&gt;&lt;property name=~&quot;;[.F$1];&quot;~ value=~&quot;;[.F18];&quot;~ /&gt;&lt;property name=~&quot;;[.G$1];&quot;~ value=~&quot;;[.G18];&quot;~ /&gt;&lt;property name=~&quot;;[.H$1];&quot;~ value=~&quot;;[.H18];&quot;~ /&gt;&lt;property name=~&quot;;[.I$1];&quot;~ value=~&quot;;[.I18];&quot;~ /&gt;&lt;property name=~&quot;;[.J$1];&quot;~ value=~&quot;;[.J18];&quot;~ /&gt;&lt;property name=~&quot;;[.K$1];&quot;~ value=~&quot;;[.K18];&quot;~ /&gt;&lt;property name=~&quot;;[.L$1];&quot;~ value=~&quot;;[.L18];&quot;~ /&gt;&lt;property name=~&quot;;[.M$1];&quot;~ value=~&quot;;[.M18];&quot;~ /&gt;&lt;property name=~&quot;;[.N$1];&quot;~ value=~&quot;;[.N18];&quot;~ /&gt;&lt;property name=~&quot;;[.O$1];&quot;~ value=~&quot;;[.O18];&quot;~ /&gt;&lt;property name=~&quot;;[.P$1];&quot;~ value=~&quot;;[.P18];&quot;~ /&gt;&lt;property name=~&quot;;[.Q$1];&quot;~ value=~&quot;;[.Q18];&quot;~ /&gt;&lt;property name=~&quot;;[.R$1];&quot;~ value=~&quot;;[.R18];&quot;~ /&gt;&lt;property name=~&quot;;[.S$1];&quot;~ value=~&quot;;[.S18];&quot;~ /&gt;&lt;property name=~&quot;;[.T$1];&quot;~ value=~&quot;;[.T18];&quot;~ /&gt;&lt;property name=~&quot;;[.U$1];&quot;~ value=~&quot;;[.U18];&quot;~ /&gt;&lt;property name=~&quot;;[.V$1];&quot;~ value=~&quot;;[.V18];&quot;~ /&gt;&lt;property name=~&quot;;[.W$1];&quot;~ value=~&quot;;[.W18];&quot;~ /&gt;&lt;/card&gt;&quot;)" table:style-name="ce1">
            <text:p><text:s text:c="2"/>&lt;card id=~ee6f8f1d-c2b4-470c-a1b0-985e70bc6e9e~ name=~Le Petit Esprit~&gt;&lt;property name=~Rarity~ value=~P~ /&gt;&lt;property name=~Type~ value=~Ships~ /&gt;&lt;property name=~Cost~ value=~~ /&gt;&lt;property name=~Cost Type~ value=~~ /&gt;&lt;property name=~Cancel~ value=~~ /&gt;&lt;property name=~Cancel Type~ value=~~ /&gt;&lt;property name=~Wealth~ value=~~ /&gt;&lt;property name=~Attack~ value=~~ /&gt;&lt;property name=~Parry~ value=~~ /&gt;&lt;property name=~Cannon~ value=~~ /&gt;&lt;property name=~Sailing~ value=~~ /&gt;&lt;property name=~Adventuring~ value=~~ /&gt;&lt;property name=~Influence~ value=~~ /&gt;&lt;property name=~Swashbuckling~ value=~~ /&gt;&lt;property name=~Crew Max~ value=~5~ /&gt;&lt;property name=~Move Cost~ value=~1~ /&gt;&lt;property name=~Faction~ value=~unaligned~ /&gt;&lt;property name=~Text~ value=~React: Tack after you have completed an Adventure to untack one of your Crew that produce Adventuring to complete that Adventure. React: Tack before performing an action, to move to an adjacent Sea.~ /&gt;&lt;/card&gt;</text:p>
          </table:table-cell>
          <table:table-cell office:value-type="string" office:string-value=" &lt;Relationship Target=~/cards/Promo_LePetitEsprit.jpg~ Id=~Cee6f8f1d-c2b4-470c-a1b0-985e70bc6e9e~ Type=~http://schemas.octgn.org/picture~/&gt;" table:formula="of:=CONCATENATE(&quot; &lt;Relationship Target=~/cards/&quot;;[.D18];&quot;.jpg~ Id=~C&quot;;[.C18];&quot;~ Type=~http://schemas.octgn.org/picture~/&gt;&quot;)" table:style-name="ce1">
            <text:p><text:s/>&lt;Relationship Target=~/cards/Promo_LePetitEsprit.jpg~ Id=~Cee6f8f1d-c2b4-470c-a1b0-985e70bc6e9e~ Type=~http://schemas.octgn.org/picture~/&gt;</text:p>
          </table:table-cell>
          <table:table-cell office:value-type="string" table:style-name="ce1">
            <text:p>ee6f8f1d-c2b4-470c-a1b0-985e70bc6e9e</text:p>
          </table:table-cell>
          <table:table-cell office:value-type="string" table:style-name="ce1">
            <text:p>Promo_LePetitEsprit</text:p>
          </table:table-cell>
          <table:table-cell office:value-type="string" table:style-name="ce1">
            <text:p>Le Petit Esprit</text:p>
          </table:table-cell>
          <table:table-cell office:value-type="string" table:style-name="ce1">
            <text:p>P</text:p>
          </table:table-cell>
          <table:table-cell office:value-type="string" table:style-name="ce1">
            <text:p>Ships</text:p>
          </table:table-cell>
          <table:table-cell table:number-columns-repeated="12" table:style-name="ce1"/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naligned</text:p>
          </table:table-cell>
          <table:table-cell office:value-type="string" table:style-name="ce1">
            <text:p>React: Tack after you have completed an Adventure to untack one of your Crew that produce Adventuring to complete that Adventure. React: Tack before performing an action, to move to an adjacent Sea.</text:p>
          </table:table-cell>
          <table:table-cell table:number-columns-repeated="16361" table:style-name="ce1"/>
        </table:table-row>
        <table:table-row table:style-name="ro2">
          <table:table-cell office:value-type="string" office:string-value="  &lt;card id=~ae63cbf0-4898-428d-ac31-7b60dade92e3~ name=~Luis Rafael Dominguez de San Angelo~&gt;&lt;property name=~Rarity~ value=~P~ /&gt;&lt;property name=~Type~ value=~Crew~ /&gt;&lt;property name=~Cost~ value=~5~ /&gt;&lt;property name=~Cost Type~ value=~In~ /&gt;&lt;property name=~Cancel~ value=~~ /&gt;&lt;property name=~Cancel Type~ value=~~ /&gt;&lt;property name=~Wealth~ value=~~ /&gt;&lt;property name=~Attack~ value=~P~ /&gt;&lt;property name=~Parry~ value=~c,t~ /&gt;&lt;property name=~Cannon~ value=~0~ /&gt;&lt;property name=~Sailing~ value=~0~ /&gt;&lt;property name=~Adventuring~ value=~3~ /&gt;&lt;property name=~Influence~ value=~2~ /&gt;&lt;property name=~Swashbuckling~ value=~3~ /&gt;&lt;property name=~Crew Max~ value=~~ /&gt;&lt;property name=~Move Cost~ value=~~ /&gt;&lt;property name=~Faction~ value=~Castille~ /&gt;&lt;property name=~Text~ value=~Unique • Swordsman +2 • When Luis inflicts Hits in a Duel, the opposing Crew in the Duel may not tack to absorb the Hits~ /&gt;&lt;/card&gt;" table:formula="of:=CONCATENATE(&quot;  &lt;card id=~&quot;;[.C19];&quot;~ name=~&quot;;[.E19];&quot;~&gt;&lt;property name=~&quot;;[.F$1];&quot;~ value=~&quot;;[.F19];&quot;~ /&gt;&lt;property name=~&quot;;[.G$1];&quot;~ value=~&quot;;[.G19];&quot;~ /&gt;&lt;property name=~&quot;;[.H$1];&quot;~ value=~&quot;;[.H19];&quot;~ /&gt;&lt;property name=~&quot;;[.I$1];&quot;~ value=~&quot;;[.I19];&quot;~ /&gt;&lt;property name=~&quot;;[.J$1];&quot;~ value=~&quot;;[.J19];&quot;~ /&gt;&lt;property name=~&quot;;[.K$1];&quot;~ value=~&quot;;[.K19];&quot;~ /&gt;&lt;property name=~&quot;;[.L$1];&quot;~ value=~&quot;;[.L19];&quot;~ /&gt;&lt;property name=~&quot;;[.M$1];&quot;~ value=~&quot;;[.M19];&quot;~ /&gt;&lt;property name=~&quot;;[.N$1];&quot;~ value=~&quot;;[.N19];&quot;~ /&gt;&lt;property name=~&quot;;[.O$1];&quot;~ value=~&quot;;[.O19];&quot;~ /&gt;&lt;property name=~&quot;;[.P$1];&quot;~ value=~&quot;;[.P19];&quot;~ /&gt;&lt;property name=~&quot;;[.Q$1];&quot;~ value=~&quot;;[.Q19];&quot;~ /&gt;&lt;property name=~&quot;;[.R$1];&quot;~ value=~&quot;;[.R19];&quot;~ /&gt;&lt;property name=~&quot;;[.S$1];&quot;~ value=~&quot;;[.S19];&quot;~ /&gt;&lt;property name=~&quot;;[.T$1];&quot;~ value=~&quot;;[.T19];&quot;~ /&gt;&lt;property name=~&quot;;[.U$1];&quot;~ value=~&quot;;[.U19];&quot;~ /&gt;&lt;property name=~&quot;;[.V$1];&quot;~ value=~&quot;;[.V19];&quot;~ /&gt;&lt;property name=~&quot;;[.W$1];&quot;~ value=~&quot;;[.W19];&quot;~ /&gt;&lt;/card&gt;&quot;)" table:style-name="ce1">
            <text:p><text:s text:c="2"/>&lt;card id=~ae63cbf0-4898-428d-ac31-7b60dade92e3~ name=~Luis Rafael Dominguez de San Angelo~&gt;&lt;property name=~Rarity~ value=~P~ /&gt;&lt;property name=~Type~ value=~Crew~ /&gt;&lt;property name=~Cost~ value=~5~ /&gt;&lt;property name=~Cost Type~ value=~In~ /&gt;&lt;property name=~Cancel~ value=~~ /&gt;&lt;property name=~Cancel Type~ value=~~ /&gt;&lt;property name=~Wealth~ value=~~ /&gt;&lt;property name=~Attack~ value=~P~ /&gt;&lt;property name=~Parry~ value=~c,t~ /&gt;&lt;property name=~Cannon~ value=~0~ /&gt;&lt;property name=~Sailing~ value=~0~ /&gt;&lt;property name=~Adventuring~ value=~3~ /&gt;&lt;property name=~Influence~ value=~2~ /&gt;&lt;property name=~Swashbuckling~ value=~3~ /&gt;&lt;property name=~Crew Max~ value=~~ /&gt;&lt;property name=~Move Cost~ value=~~ /&gt;&lt;property name=~Faction~ value=~Castille~ /&gt;&lt;property name=~Text~ value=~Unique • Swordsman +2 • When Luis inflicts Hits in a Duel, the opposing Crew in the Duel may not tack to absorb the Hits~ /&gt;&lt;/card&gt;</text:p>
          </table:table-cell>
          <table:table-cell office:value-type="string" office:string-value=" &lt;Relationship Target=~/cards/Promo_LuisRafaelDominguezdeSanAngelo.jpg~ Id=~Cae63cbf0-4898-428d-ac31-7b60dade92e3~ Type=~http://schemas.octgn.org/picture~/&gt;" table:formula="of:=CONCATENATE(&quot; &lt;Relationship Target=~/cards/&quot;;[.D19];&quot;.jpg~ Id=~C&quot;;[.C19];&quot;~ Type=~http://schemas.octgn.org/picture~/&gt;&quot;)" table:style-name="ce1">
            <text:p><text:s/>&lt;Relationship Target=~/cards/Promo_LuisRafaelDominguezdeSanAngelo.jpg~ Id=~Cae63cbf0-4898-428d-ac31-7b60dade92e3~ Type=~http://schemas.octgn.org/picture~/&gt;</text:p>
          </table:table-cell>
          <table:table-cell office:value-type="string" table:style-name="ce1">
            <text:p>ae63cbf0-4898-428d-ac31-7b60dade92e3</text:p>
          </table:table-cell>
          <table:table-cell office:value-type="string" table:style-name="ce1">
            <text:p>Promo_LuisRafaelDominguezdeSanAngelo</text:p>
          </table:table-cell>
          <table:table-cell office:value-type="string" table:style-name="ce1">
            <text:p>Luis Rafael Dominguez de San Angelo</text:p>
          </table:table-cell>
          <table:table-cell office:value-type="string" table:style-name="ce1">
            <text:p>P</text:p>
          </table:table-cell>
          <table:table-cell office:value-type="string" table:style-name="ce1">
            <text:p>Crew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n</text:p>
          </table:table-cell>
          <table:table-cell table:number-columns-repeated="3" table:style-name="ce1"/>
          <table:table-cell office:value-type="string" table:style-name="ce1">
            <text:p>P</text:p>
          </table:table-cell>
          <table:table-cell office:value-type="string" table:style-name="ce1">
            <text:p>c,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string" table:style-name="ce1">
            <text:p>Castille</text:p>
          </table:table-cell>
          <table:table-cell office:value-type="string" table:style-name="ce1">
            <text:p>Unique • Swordsman +2 • When Luis inflicts Hits in a Duel, the opposing Crew in the Duel may not tack to absorb the Hits</text:p>
          </table:table-cell>
          <table:table-cell table:number-columns-repeated="16361" table:style-name="ce1"/>
        </table:table-row>
        <table:table-row table:style-name="ro2">
          <table:table-cell office:value-type="string" office:string-value="  &lt;card id=~e6527fb3-3cc3-4da3-98d1-1a23ad862c42~ name=~Neeman the Coward~&gt;&lt;property name=~Rarity~ value=~P~ /&gt;&lt;property name=~Type~ value=~Crew~ /&gt;&lt;property name=~Cost~ value=~2~ /&gt;&lt;property name=~Cost Type~ value=~In~ /&gt;&lt;property name=~Cancel~ value=~~ /&gt;&lt;property name=~Cancel Type~ value=~~ /&gt;&lt;property name=~Wealth~ value=~~ /&gt;&lt;property name=~Attack~ value=~P~ /&gt;&lt;property name=~Parry~ value=~c,t~ /&gt;&lt;property name=~Cannon~ value=~0~ /&gt;&lt;property name=~Sailing~ value=~3~ /&gt;&lt;property name=~Adventuring~ value=~1~ /&gt;&lt;property name=~Influence~ value=~0~ /&gt;&lt;property name=~Swashbuckling~ value=~1~ /&gt;&lt;property name=~Crew Max~ value=~~ /&gt;&lt;property name=~Move Cost~ value=~~ /&gt;&lt;property name=~Faction~ value=~unaligned~ /&gt;&lt;property name=~Text~ value=~Unique • Discard Neeman if another Ship enters your Sea.~ /&gt;&lt;/card&gt;" table:formula="of:=CONCATENATE(&quot;  &lt;card id=~&quot;;[.C20];&quot;~ name=~&quot;;[.E20];&quot;~&gt;&lt;property name=~&quot;;[.F$1];&quot;~ value=~&quot;;[.F20];&quot;~ /&gt;&lt;property name=~&quot;;[.G$1];&quot;~ value=~&quot;;[.G20];&quot;~ /&gt;&lt;property name=~&quot;;[.H$1];&quot;~ value=~&quot;;[.H20];&quot;~ /&gt;&lt;property name=~&quot;;[.I$1];&quot;~ value=~&quot;;[.I20];&quot;~ /&gt;&lt;property name=~&quot;;[.J$1];&quot;~ value=~&quot;;[.J20];&quot;~ /&gt;&lt;property name=~&quot;;[.K$1];&quot;~ value=~&quot;;[.K20];&quot;~ /&gt;&lt;property name=~&quot;;[.L$1];&quot;~ value=~&quot;;[.L20];&quot;~ /&gt;&lt;property name=~&quot;;[.M$1];&quot;~ value=~&quot;;[.M20];&quot;~ /&gt;&lt;property name=~&quot;;[.N$1];&quot;~ value=~&quot;;[.N20];&quot;~ /&gt;&lt;property name=~&quot;;[.O$1];&quot;~ value=~&quot;;[.O20];&quot;~ /&gt;&lt;property name=~&quot;;[.P$1];&quot;~ value=~&quot;;[.P20];&quot;~ /&gt;&lt;property name=~&quot;;[.Q$1];&quot;~ value=~&quot;;[.Q20];&quot;~ /&gt;&lt;property name=~&quot;;[.R$1];&quot;~ value=~&quot;;[.R20];&quot;~ /&gt;&lt;property name=~&quot;;[.S$1];&quot;~ value=~&quot;;[.S20];&quot;~ /&gt;&lt;property name=~&quot;;[.T$1];&quot;~ value=~&quot;;[.T20];&quot;~ /&gt;&lt;property name=~&quot;;[.U$1];&quot;~ value=~&quot;;[.U20];&quot;~ /&gt;&lt;property name=~&quot;;[.V$1];&quot;~ value=~&quot;;[.V20];&quot;~ /&gt;&lt;property name=~&quot;;[.W$1];&quot;~ value=~&quot;;[.W20];&quot;~ /&gt;&lt;/card&gt;&quot;)" table:style-name="ce1">
            <text:p><text:s text:c="2"/>&lt;card id=~e6527fb3-3cc3-4da3-98d1-1a23ad862c42~ name=~Neeman the Coward~&gt;&lt;property name=~Rarity~ value=~P~ /&gt;&lt;property name=~Type~ value=~Crew~ /&gt;&lt;property name=~Cost~ value=~2~ /&gt;&lt;property name=~Cost Type~ value=~In~ /&gt;&lt;property name=~Cancel~ value=~~ /&gt;&lt;property name=~Cancel Type~ value=~~ /&gt;&lt;property name=~Wealth~ value=~~ /&gt;&lt;property name=~Attack~ value=~P~ /&gt;&lt;property name=~Parry~ value=~c,t~ /&gt;&lt;property name=~Cannon~ value=~0~ /&gt;&lt;property name=~Sailing~ value=~3~ /&gt;&lt;property name=~Adventuring~ value=~1~ /&gt;&lt;property name=~Influence~ value=~0~ /&gt;&lt;property name=~Swashbuckling~ value=~1~ /&gt;&lt;property name=~Crew Max~ value=~~ /&gt;&lt;property name=~Move Cost~ value=~~ /&gt;&lt;property name=~Faction~ value=~unaligned~ /&gt;&lt;property name=~Text~ value=~Unique • Discard Neeman if another Ship enters your Sea.~ /&gt;&lt;/card&gt;</text:p>
          </table:table-cell>
          <table:table-cell office:value-type="string" office:string-value=" &lt;Relationship Target=~/cards/Promo_NeemantheCoward.jpg~ Id=~Ce6527fb3-3cc3-4da3-98d1-1a23ad862c42~ Type=~http://schemas.octgn.org/picture~/&gt;" table:formula="of:=CONCATENATE(&quot; &lt;Relationship Target=~/cards/&quot;;[.D20];&quot;.jpg~ Id=~C&quot;;[.C20];&quot;~ Type=~http://schemas.octgn.org/picture~/&gt;&quot;)" table:style-name="ce1">
            <text:p><text:s/>&lt;Relationship Target=~/cards/Promo_NeemantheCoward.jpg~ Id=~Ce6527fb3-3cc3-4da3-98d1-1a23ad862c42~ Type=~http://schemas.octgn.org/picture~/&gt;</text:p>
          </table:table-cell>
          <table:table-cell office:value-type="string" table:style-name="ce1">
            <text:p>e6527fb3-3cc3-4da3-98d1-1a23ad862c42</text:p>
          </table:table-cell>
          <table:table-cell office:value-type="string" table:style-name="ce1">
            <text:p>Promo_NeemantheCoward</text:p>
          </table:table-cell>
          <table:table-cell office:value-type="string" table:style-name="ce1">
            <text:p>Neeman the Coward</text:p>
          </table:table-cell>
          <table:table-cell office:value-type="string" table:style-name="ce1">
            <text:p>P</text:p>
          </table:table-cell>
          <table:table-cell office:value-type="string" table:style-name="ce1">
            <text:p>Crew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In</text:p>
          </table:table-cell>
          <table:table-cell table:number-columns-repeated="3" table:style-name="ce1"/>
          <table:table-cell office:value-type="string" table:style-name="ce1">
            <text:p>P</text:p>
          </table:table-cell>
          <table:table-cell office:value-type="string" table:style-name="ce1">
            <text:p>c,t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unaligned</text:p>
          </table:table-cell>
          <table:table-cell office:value-type="string" table:style-name="ce1">
            <text:p>Unique • Discard Neeman if another Ship enters your Sea.</text:p>
          </table:table-cell>
          <table:table-cell table:number-columns-repeated="16361" table:style-name="ce1"/>
        </table:table-row>
        <table:table-row table:style-name="ro2">
          <table:table-cell office:value-type="string" office:string-value="  &lt;card id=~e52a7f51-55d7-4242-be66-57da8c85e821~ name=~Reynard Fornier~&gt;&lt;property name=~Rarity~ value=~P~ /&gt;&lt;property name=~Type~ value=~Crew~ /&gt;&lt;property name=~Cost~ value=~3~ /&gt;&lt;property name=~Cost Type~ value=~In~ /&gt;&lt;property name=~Cancel~ value=~~ /&gt;&lt;property name=~Cancel Type~ value=~~ /&gt;&lt;property name=~Wealth~ value=~~ /&gt;&lt;property name=~Attack~ value=~P~ /&gt;&lt;property name=~Parry~ value=~c,t~ /&gt;&lt;property name=~Cannon~ value=~0~ /&gt;&lt;property name=~Sailing~ value=~1~ /&gt;&lt;property name=~Adventuring~ value=~0~ /&gt;&lt;property name=~Influence~ value=~1~ /&gt;&lt;property name=~Swashbuckling~ value=~1~ /&gt;&lt;property name=~Crew Max~ value=~~ /&gt;&lt;property name=~Move Cost~ value=~~ /&gt;&lt;property name=~Faction~ value=~Black Freighter~ /&gt;&lt;property name=~Text~ value=~Unique • Loyal • When this Crew tacks or sink to absorb Hits you may discard one card from your hand to have him absorb 2 extra Hits (you may not discard multiple cards for extra Hits).~ /&gt;&lt;/card&gt;" table:formula="of:=CONCATENATE(&quot;  &lt;card id=~&quot;;[.C21];&quot;~ name=~&quot;;[.E21];&quot;~&gt;&lt;property name=~&quot;;[.F$1];&quot;~ value=~&quot;;[.F21];&quot;~ /&gt;&lt;property name=~&quot;;[.G$1];&quot;~ value=~&quot;;[.G21];&quot;~ /&gt;&lt;property name=~&quot;;[.H$1];&quot;~ value=~&quot;;[.H21];&quot;~ /&gt;&lt;property name=~&quot;;[.I$1];&quot;~ value=~&quot;;[.I21];&quot;~ /&gt;&lt;property name=~&quot;;[.J$1];&quot;~ value=~&quot;;[.J21];&quot;~ /&gt;&lt;property name=~&quot;;[.K$1];&quot;~ value=~&quot;;[.K21];&quot;~ /&gt;&lt;property name=~&quot;;[.L$1];&quot;~ value=~&quot;;[.L21];&quot;~ /&gt;&lt;property name=~&quot;;[.M$1];&quot;~ value=~&quot;;[.M21];&quot;~ /&gt;&lt;property name=~&quot;;[.N$1];&quot;~ value=~&quot;;[.N21];&quot;~ /&gt;&lt;property name=~&quot;;[.O$1];&quot;~ value=~&quot;;[.O21];&quot;~ /&gt;&lt;property name=~&quot;;[.P$1];&quot;~ value=~&quot;;[.P21];&quot;~ /&gt;&lt;property name=~&quot;;[.Q$1];&quot;~ value=~&quot;;[.Q21];&quot;~ /&gt;&lt;property name=~&quot;;[.R$1];&quot;~ value=~&quot;;[.R21];&quot;~ /&gt;&lt;property name=~&quot;;[.S$1];&quot;~ value=~&quot;;[.S21];&quot;~ /&gt;&lt;property name=~&quot;;[.T$1];&quot;~ value=~&quot;;[.T21];&quot;~ /&gt;&lt;property name=~&quot;;[.U$1];&quot;~ value=~&quot;;[.U21];&quot;~ /&gt;&lt;property name=~&quot;;[.V$1];&quot;~ value=~&quot;;[.V21];&quot;~ /&gt;&lt;property name=~&quot;;[.W$1];&quot;~ value=~&quot;;[.W21];&quot;~ /&gt;&lt;/card&gt;&quot;)" table:style-name="ce1">
            <text:p><text:s text:c="2"/>&lt;card id=~e52a7f51-55d7-4242-be66-57da8c85e821~ name=~Reynard Fornier~&gt;&lt;property name=~Rarity~ value=~P~ /&gt;&lt;property name=~Type~ value=~Crew~ /&gt;&lt;property name=~Cost~ value=~3~ /&gt;&lt;property name=~Cost Type~ value=~In~ /&gt;&lt;property name=~Cancel~ value=~~ /&gt;&lt;property name=~Cancel Type~ value=~~ /&gt;&lt;property name=~Wealth~ value=~~ /&gt;&lt;property name=~Attack~ value=~P~ /&gt;&lt;property name=~Parry~ value=~c,t~ /&gt;&lt;property name=~Cannon~ value=~0~ /&gt;&lt;property name=~Sailing~ value=~1~ /&gt;&lt;property name=~Adventuring~ value=~0~ /&gt;&lt;property name=~Influence~ value=~1~ /&gt;&lt;property name=~Swashbuckling~ value=~1~ /&gt;&lt;property name=~Crew Max~ value=~~ /&gt;&lt;property name=~Move Cost~ value=~~ /&gt;&lt;property name=~Faction~ value=~Black Freighter~ /&gt;&lt;property name=~Text~ value=~Unique • Loyal • When this Crew tacks or sink to absorb Hits you may discard one card from your hand to have him absorb 2 extra Hits (you may not discard multiple cards for extra Hits).~ /&gt;&lt;/card&gt;</text:p>
          </table:table-cell>
          <table:table-cell office:value-type="string" office:string-value=" &lt;Relationship Target=~/cards/Promo_ReynardFornier.jpg~ Id=~Ce52a7f51-55d7-4242-be66-57da8c85e821~ Type=~http://schemas.octgn.org/picture~/&gt;" table:formula="of:=CONCATENATE(&quot; &lt;Relationship Target=~/cards/&quot;;[.D21];&quot;.jpg~ Id=~C&quot;;[.C21];&quot;~ Type=~http://schemas.octgn.org/picture~/&gt;&quot;)" table:style-name="ce1">
            <text:p><text:s/>&lt;Relationship Target=~/cards/Promo_ReynardFornier.jpg~ Id=~Ce52a7f51-55d7-4242-be66-57da8c85e821~ Type=~http://schemas.octgn.org/picture~/&gt;</text:p>
          </table:table-cell>
          <table:table-cell office:value-type="string" table:style-name="ce1">
            <text:p>e52a7f51-55d7-4242-be66-57da8c85e821</text:p>
          </table:table-cell>
          <table:table-cell office:value-type="string" table:style-name="ce1">
            <text:p>Promo_ReynardFornier</text:p>
          </table:table-cell>
          <table:table-cell office:value-type="string" table:style-name="ce1">
            <text:p>Reynard Fornier</text:p>
          </table:table-cell>
          <table:table-cell office:value-type="string" table:style-name="ce1">
            <text:p>P</text:p>
          </table:table-cell>
          <table:table-cell office:value-type="string" table:style-name="ce1">
            <text:p>Crew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In</text:p>
          </table:table-cell>
          <table:table-cell table:number-columns-repeated="3" table:style-name="ce1"/>
          <table:table-cell office:value-type="string" table:style-name="ce1">
            <text:p>P</text:p>
          </table:table-cell>
          <table:table-cell office:value-type="string" table:style-name="ce1">
            <text:p>c,t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Black Freighter</text:p>
          </table:table-cell>
          <table:table-cell office:value-type="string" table:style-name="ce1">
            <text:p>Unique • Loyal • When this Crew tacks or sink to absorb Hits you may discard one card from your hand to have him absorb 2 extra Hits (you may not discard multiple cards for extra Hits).</text:p>
          </table:table-cell>
          <table:table-cell table:number-columns-repeated="16361" table:style-name="ce1"/>
        </table:table-row>
        <table:table-row table:style-name="ro2">
          <table:table-cell office:value-type="string" office:string-value="  &lt;card id=~957c1822-0b26-4684-b9e8-e9749d716028~ name=~Salvador Bernoulli ~&gt;&lt;property name=~Rarity~ value=~P~ /&gt;&lt;property name=~Type~ value=~Crew~ /&gt;&lt;property name=~Cost~ value=~7~ /&gt;&lt;property name=~Cost Type~ value=~In~ /&gt;&lt;property name=~Cancel~ value=~~ /&gt;&lt;property name=~Cancel Type~ value=~~ /&gt;&lt;property name=~Wealth~ value=~~ /&gt;&lt;property name=~Attack~ value=~P~ /&gt;&lt;property name=~Parry~ value=~c,t~ /&gt;&lt;property name=~Cannon~ value=~1~ /&gt;&lt;property name=~Sailing~ value=~2~ /&gt;&lt;property name=~Adventuring~ value=~3~ /&gt;&lt;property name=~Influence~ value=~4~ /&gt;&lt;property name=~Swashbuckling~ value=~3~ /&gt;&lt;property name=~Crew Max~ value=~~ /&gt;&lt;property name=~Move Cost~ value=~~ /&gt;&lt;property name=~Faction~ value=~unaligned~ /&gt;&lt;property name=~Text~ value=~Unique • Heroic • First Mate • Swordsman +2 • Salvador inflicts an additional 4 Hits during Boarding Attacks when the other Ship in the Boarding has a Villainous Captain on Board.~ /&gt;&lt;/card&gt;" table:formula="of:=CONCATENATE(&quot;  &lt;card id=~&quot;;[.C22];&quot;~ name=~&quot;;[.E22];&quot;~&gt;&lt;property name=~&quot;;[.F$1];&quot;~ value=~&quot;;[.F22];&quot;~ /&gt;&lt;property name=~&quot;;[.G$1];&quot;~ value=~&quot;;[.G22];&quot;~ /&gt;&lt;property name=~&quot;;[.H$1];&quot;~ value=~&quot;;[.H22];&quot;~ /&gt;&lt;property name=~&quot;;[.I$1];&quot;~ value=~&quot;;[.I22];&quot;~ /&gt;&lt;property name=~&quot;;[.J$1];&quot;~ value=~&quot;;[.J22];&quot;~ /&gt;&lt;property name=~&quot;;[.K$1];&quot;~ value=~&quot;;[.K22];&quot;~ /&gt;&lt;property name=~&quot;;[.L$1];&quot;~ value=~&quot;;[.L22];&quot;~ /&gt;&lt;property name=~&quot;;[.M$1];&quot;~ value=~&quot;;[.M22];&quot;~ /&gt;&lt;property name=~&quot;;[.N$1];&quot;~ value=~&quot;;[.N22];&quot;~ /&gt;&lt;property name=~&quot;;[.O$1];&quot;~ value=~&quot;;[.O22];&quot;~ /&gt;&lt;property name=~&quot;;[.P$1];&quot;~ value=~&quot;;[.P22];&quot;~ /&gt;&lt;property name=~&quot;;[.Q$1];&quot;~ value=~&quot;;[.Q22];&quot;~ /&gt;&lt;property name=~&quot;;[.R$1];&quot;~ value=~&quot;;[.R22];&quot;~ /&gt;&lt;property name=~&quot;;[.S$1];&quot;~ value=~&quot;;[.S22];&quot;~ /&gt;&lt;property name=~&quot;;[.T$1];&quot;~ value=~&quot;;[.T22];&quot;~ /&gt;&lt;property name=~&quot;;[.U$1];&quot;~ value=~&quot;;[.U22];&quot;~ /&gt;&lt;property name=~&quot;;[.V$1];&quot;~ value=~&quot;;[.V22];&quot;~ /&gt;&lt;property name=~&quot;;[.W$1];&quot;~ value=~&quot;;[.W22];&quot;~ /&gt;&lt;/card&gt;&quot;)" table:style-name="ce1">
            <text:p><text:s text:c="2"/>&lt;card id=~957c1822-0b26-4684-b9e8-e9749d716028~ name=~Salvador Bernoulli ~&gt;&lt;property name=~Rarity~ value=~P~ /&gt;&lt;property name=~Type~ value=~Crew~ /&gt;&lt;property name=~Cost~ value=~7~ /&gt;&lt;property name=~Cost Type~ value=~In~ /&gt;&lt;property name=~Cancel~ value=~~ /&gt;&lt;property name=~Cancel Type~ value=~~ /&gt;&lt;property name=~Wealth~ value=~~ /&gt;&lt;property name=~Attack~ value=~P~ /&gt;&lt;property name=~Parry~ value=~c,t~ /&gt;&lt;property name=~Cannon~ value=~1~ /&gt;&lt;property name=~Sailing~ value=~2~ /&gt;&lt;property name=~Adventuring~ value=~3~ /&gt;&lt;property name=~Influence~ value=~4~ /&gt;&lt;property name=~Swashbuckling~ value=~3~ /&gt;&lt;property name=~Crew Max~ value=~~ /&gt;&lt;property name=~Move Cost~ value=~~ /&gt;&lt;property name=~Faction~ value=~unaligned~ /&gt;&lt;property name=~Text~ value=~Unique • Heroic • First Mate • Swordsman +2 • Salvador inflicts an additional 4 Hits during Boarding Attacks when the other Ship in the Boarding has a Villainous Captain on Board.~ /&gt;&lt;/card&gt;</text:p>
          </table:table-cell>
          <table:table-cell office:value-type="string" office:string-value=" &lt;Relationship Target=~/cards/Promo_SalvadorBernoulli .jpg~ Id=~C957c1822-0b26-4684-b9e8-e9749d716028~ Type=~http://schemas.octgn.org/picture~/&gt;" table:formula="of:=CONCATENATE(&quot; &lt;Relationship Target=~/cards/&quot;;[.D22];&quot;.jpg~ Id=~C&quot;;[.C22];&quot;~ Type=~http://schemas.octgn.org/picture~/&gt;&quot;)" table:style-name="ce1">
            <text:p><text:s/>&lt;Relationship Target=~/cards/Promo_SalvadorBernoulli .jpg~ Id=~C957c1822-0b26-4684-b9e8-e9749d716028~ Type=~http://schemas.octgn.org/picture~/&gt;</text:p>
          </table:table-cell>
          <table:table-cell office:value-type="string" table:style-name="ce1">
            <text:p>957c1822-0b26-4684-b9e8-e9749d716028</text:p>
          </table:table-cell>
          <table:table-cell office:value-type="string" table:style-name="ce1">
            <text:p>Promo_SalvadorBernoulli </text:p>
          </table:table-cell>
          <table:table-cell office:value-type="string" table:style-name="ce1">
            <text:p>Salvador Bernoulli </text:p>
          </table:table-cell>
          <table:table-cell office:value-type="string" table:style-name="ce1">
            <text:p>P</text:p>
          </table:table-cell>
          <table:table-cell office:value-type="string" table:style-name="ce1">
            <text:p>Crew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In</text:p>
          </table:table-cell>
          <table:table-cell table:number-columns-repeated="3" table:style-name="ce1"/>
          <table:table-cell office:value-type="string" table:style-name="ce1">
            <text:p>P</text:p>
          </table:table-cell>
          <table:table-cell office:value-type="string" table:style-name="ce1">
            <text:p>c,t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string" table:style-name="ce1">
            <text:p>unaligned</text:p>
          </table:table-cell>
          <table:table-cell office:value-type="string" table:style-name="ce1">
            <text:p>Unique • Heroic • First Mate • Swordsman +2 • Salvador inflicts an additional 4 Hits during Boarding Attacks when the other Ship in the Boarding has a Villainous Captain on Board.</text:p>
          </table:table-cell>
          <table:table-cell table:number-columns-repeated="16361" table:style-name="ce1"/>
        </table:table-row>
        <table:table-row table:style-name="ro2">
          <table:table-cell office:value-type="string" office:string-value="  &lt;card id=~9c743de5-ea76-41a2-8c8c-8440fcf6921c~ name=~The Highland Piper ~&gt;&lt;property name=~Rarity~ value=~P~ /&gt;&lt;property name=~Type~ value=~Ships~ /&gt;&lt;property name=~Cost~ value=~~ /&gt;&lt;property name=~Cost Type~ value=~~ /&gt;&lt;property name=~Cancel~ value=~~ /&gt;&lt;property name=~Cancel Type~ value=~~ /&gt;&lt;property name=~Wealth~ value=~~ /&gt;&lt;property name=~Attack~ value=~~ /&gt;&lt;property name=~Parry~ value=~~ /&gt;&lt;property name=~Cannon~ value=~~ /&gt;&lt;property name=~Sailing~ value=~~ /&gt;&lt;property name=~Adventuring~ value=~~ /&gt;&lt;property name=~Influence~ value=~~ /&gt;&lt;property name=~Swashbuckling~ value=~~ /&gt;&lt;property name=~Crew Max~ value=~6~ /&gt;&lt;property name=~Move Cost~ value=~2~ /&gt;&lt;property name=~Faction~ value=~unaligned~ /&gt;&lt;property name=~Text~ value=~React: Tack before performing an action, to move to an adjacent Sea. React: Tack when you are paying Adventuring to complete an Adventure with the Goods or Item traits to reduce the Adventuring cost of that Adventure by 3 (minimum 0).~ /&gt;&lt;/card&gt;" table:formula="of:=CONCATENATE(&quot;  &lt;card id=~&quot;;[.C23];&quot;~ name=~&quot;;[.E23];&quot;~&gt;&lt;property name=~&quot;;[.F$1];&quot;~ value=~&quot;;[.F23];&quot;~ /&gt;&lt;property name=~&quot;;[.G$1];&quot;~ value=~&quot;;[.G23];&quot;~ /&gt;&lt;property name=~&quot;;[.H$1];&quot;~ value=~&quot;;[.H23];&quot;~ /&gt;&lt;property name=~&quot;;[.I$1];&quot;~ value=~&quot;;[.I23];&quot;~ /&gt;&lt;property name=~&quot;;[.J$1];&quot;~ value=~&quot;;[.J23];&quot;~ /&gt;&lt;property name=~&quot;;[.K$1];&quot;~ value=~&quot;;[.K23];&quot;~ /&gt;&lt;property name=~&quot;;[.L$1];&quot;~ value=~&quot;;[.L23];&quot;~ /&gt;&lt;property name=~&quot;;[.M$1];&quot;~ value=~&quot;;[.M23];&quot;~ /&gt;&lt;property name=~&quot;;[.N$1];&quot;~ value=~&quot;;[.N23];&quot;~ /&gt;&lt;property name=~&quot;;[.O$1];&quot;~ value=~&quot;;[.O23];&quot;~ /&gt;&lt;property name=~&quot;;[.P$1];&quot;~ value=~&quot;;[.P23];&quot;~ /&gt;&lt;property name=~&quot;;[.Q$1];&quot;~ value=~&quot;;[.Q23];&quot;~ /&gt;&lt;property name=~&quot;;[.R$1];&quot;~ value=~&quot;;[.R23];&quot;~ /&gt;&lt;property name=~&quot;;[.S$1];&quot;~ value=~&quot;;[.S23];&quot;~ /&gt;&lt;property name=~&quot;;[.T$1];&quot;~ value=~&quot;;[.T23];&quot;~ /&gt;&lt;property name=~&quot;;[.U$1];&quot;~ value=~&quot;;[.U23];&quot;~ /&gt;&lt;property name=~&quot;;[.V$1];&quot;~ value=~&quot;;[.V23];&quot;~ /&gt;&lt;property name=~&quot;;[.W$1];&quot;~ value=~&quot;;[.W23];&quot;~ /&gt;&lt;/card&gt;&quot;)" table:style-name="ce1">
            <text:p><text:s text:c="2"/>&lt;card id=~9c743de5-ea76-41a2-8c8c-8440fcf6921c~ name=~The Highland Piper ~&gt;&lt;property name=~Rarity~ value=~P~ /&gt;&lt;property name=~Type~ value=~Ships~ /&gt;&lt;property name=~Cost~ value=~~ /&gt;&lt;property name=~Cost Type~ value=~~ /&gt;&lt;property name=~Cancel~ value=~~ /&gt;&lt;property name=~Cancel Type~ value=~~ /&gt;&lt;property name=~Wealth~ value=~~ /&gt;&lt;property name=~Attack~ value=~~ /&gt;&lt;property name=~Parry~ value=~~ /&gt;&lt;property name=~Cannon~ value=~~ /&gt;&lt;property name=~Sailing~ value=~~ /&gt;&lt;property name=~Adventuring~ value=~~ /&gt;&lt;property name=~Influence~ value=~~ /&gt;&lt;property name=~Swashbuckling~ value=~~ /&gt;&lt;property name=~Crew Max~ value=~6~ /&gt;&lt;property name=~Move Cost~ value=~2~ /&gt;&lt;property name=~Faction~ value=~unaligned~ /&gt;&lt;property name=~Text~ value=~React: Tack before performing an action, to move to an adjacent Sea. React: Tack when you are paying Adventuring to complete an Adventure with the Goods or Item traits to reduce the Adventuring cost of that Adventure by 3 (minimum 0).~ /&gt;&lt;/card&gt;</text:p>
          </table:table-cell>
          <table:table-cell office:value-type="string" office:string-value=" &lt;Relationship Target=~/cards/Promo_TheHighlandPiper .jpg~ Id=~C9c743de5-ea76-41a2-8c8c-8440fcf6921c~ Type=~http://schemas.octgn.org/picture~/&gt;" table:formula="of:=CONCATENATE(&quot; &lt;Relationship Target=~/cards/&quot;;[.D23];&quot;.jpg~ Id=~C&quot;;[.C23];&quot;~ Type=~http://schemas.octgn.org/picture~/&gt;&quot;)" table:style-name="ce1">
            <text:p><text:s/>&lt;Relationship Target=~/cards/Promo_TheHighlandPiper .jpg~ Id=~C9c743de5-ea76-41a2-8c8c-8440fcf6921c~ Type=~http://schemas.octgn.org/picture~/&gt;</text:p>
          </table:table-cell>
          <table:table-cell office:value-type="string" table:style-name="ce1">
            <text:p>9c743de5-ea76-41a2-8c8c-8440fcf6921c</text:p>
          </table:table-cell>
          <table:table-cell office:value-type="string" table:style-name="ce1">
            <text:p>Promo_TheHighlandPiper<text:s/></text:p>
          </table:table-cell>
          <table:table-cell office:value-type="string" table:style-name="ce1">
            <text:p>The Highland Piper </text:p>
          </table:table-cell>
          <table:table-cell office:value-type="string" table:style-name="ce1">
            <text:p>P</text:p>
          </table:table-cell>
          <table:table-cell office:value-type="string" table:style-name="ce1">
            <text:p>Ships</text:p>
          </table:table-cell>
          <table:table-cell table:number-columns-repeated="12" table:style-name="ce1"/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unaligned</text:p>
          </table:table-cell>
          <table:table-cell office:value-type="string" table:style-name="ce1">
            <text:p>React: Tack before performing an action, to move to an adjacent Sea. React: Tack when you are paying Adventuring to complete an Adventure with the Goods or Item traits to reduce the Adventuring cost of that Adventure by 3 (minimum 0).</text:p>
          </table:table-cell>
          <table:table-cell table:number-columns-repeated="16361" table:style-name="ce1"/>
        </table:table-row>
        <table:table-row table:style-name="ro2">
          <table:table-cell office:value-type="string" office:string-value="  &lt;card id=~14072be8-b2a9-492f-aca8-e1342950210f~ name=~The Moon Beckoned~&gt;&lt;property name=~Rarity~ value=~P~ /&gt;&lt;property name=~Type~ value=~Actions~ /&gt;&lt;property name=~Cost~ value=~6~ /&gt;&lt;property name=~Cost Type~ value=~In~ /&gt;&lt;property name=~Cancel~ value=~~ /&gt;&lt;property name=~Cancel Type~ value=~~ /&gt;&lt;property name=~Wealth~ value=~~ /&gt;&lt;property name=~Attack~ value=~S~ /&gt;&lt;property name=~Parry~ value=~d.p~ /&gt;&lt;property name=~Cannon~ value=~~ /&gt;&lt;property name=~Sailing~ value=~~ /&gt;&lt;property name=~Adventuring~ value=~~ /&gt;&lt;property name=~Influence~ value=~~ /&gt;&lt;property name=~Swashbuckling~ value=~~ /&gt;&lt;property name=~Crew Max~ value=~~ /&gt;&lt;property name=~Move Cost~ value=~~ /&gt;&lt;property name=~Faction~ value=~~ /&gt;&lt;property name=~Text~ value=~You may only play this card if all of your Crew are tacked. Move your Ship to an adjacent Sea. Sink this card.~ /&gt;&lt;/card&gt;" table:formula="of:=CONCATENATE(&quot;  &lt;card id=~&quot;;[.C24];&quot;~ name=~&quot;;[.E24];&quot;~&gt;&lt;property name=~&quot;;[.F$1];&quot;~ value=~&quot;;[.F24];&quot;~ /&gt;&lt;property name=~&quot;;[.G$1];&quot;~ value=~&quot;;[.G24];&quot;~ /&gt;&lt;property name=~&quot;;[.H$1];&quot;~ value=~&quot;;[.H25];&quot;~ /&gt;&lt;property name=~&quot;;[.I$1];&quot;~ value=~&quot;;[.I25];&quot;~ /&gt;&lt;property name=~&quot;;[.J$1];&quot;~ value=~&quot;;[.J24];&quot;~ /&gt;&lt;property name=~&quot;;[.K$1];&quot;~ value=~&quot;;[.K24];&quot;~ /&gt;&lt;property name=~&quot;;[.L$1];&quot;~ value=~&quot;;[.L24];&quot;~ /&gt;&lt;property name=~&quot;;[.M$1];&quot;~ value=~&quot;;[.M24];&quot;~ /&gt;&lt;property name=~&quot;;[.N$1];&quot;~ value=~&quot;;[.N24];&quot;~ /&gt;&lt;property name=~&quot;;[.O$1];&quot;~ value=~&quot;;[.O24];&quot;~ /&gt;&lt;property name=~&quot;;[.P$1];&quot;~ value=~&quot;;[.P24];&quot;~ /&gt;&lt;property name=~&quot;;[.Q$1];&quot;~ value=~&quot;;[.Q24];&quot;~ /&gt;&lt;property name=~&quot;;[.R$1];&quot;~ value=~&quot;;[.R24];&quot;~ /&gt;&lt;property name=~&quot;;[.S$1];&quot;~ value=~&quot;;[.S24];&quot;~ /&gt;&lt;property name=~&quot;;[.T$1];&quot;~ value=~&quot;;[.T24];&quot;~ /&gt;&lt;property name=~&quot;;[.U$1];&quot;~ value=~&quot;;[.U24];&quot;~ /&gt;&lt;property name=~&quot;;[.V$1];&quot;~ value=~&quot;;[.V24];&quot;~ /&gt;&lt;property name=~&quot;;[.W$1];&quot;~ value=~&quot;;[.W24];&quot;~ /&gt;&lt;/card&gt;&quot;)" table:style-name="ce1">
            <text:p><text:s text:c="2"/>&lt;card id=~14072be8-b2a9-492f-aca8-e1342950210f~ name=~The Moon Beckoned~&gt;&lt;property name=~Rarity~ value=~P~ /&gt;&lt;property name=~Type~ value=~Actions~ /&gt;&lt;property name=~Cost~ value=~6~ /&gt;&lt;property name=~Cost Type~ value=~In~ /&gt;&lt;property name=~Cancel~ value=~~ /&gt;&lt;property name=~Cancel Type~ value=~~ /&gt;&lt;property name=~Wealth~ value=~~ /&gt;&lt;property name=~Attack~ value=~S~ /&gt;&lt;property name=~Parry~ value=~d.p~ /&gt;&lt;property name=~Cannon~ value=~~ /&gt;&lt;property name=~Sailing~ value=~~ /&gt;&lt;property name=~Adventuring~ value=~~ /&gt;&lt;property name=~Influence~ value=~~ /&gt;&lt;property name=~Swashbuckling~ value=~~ /&gt;&lt;property name=~Crew Max~ value=~~ /&gt;&lt;property name=~Move Cost~ value=~~ /&gt;&lt;property name=~Faction~ value=~~ /&gt;&lt;property name=~Text~ value=~You may only play this card if all of your Crew are tacked. Move your Ship to an adjacent Sea. Sink this card.~ /&gt;&lt;/card&gt;</text:p>
          </table:table-cell>
          <table:table-cell office:value-type="string" office:string-value=" &lt;Relationship Target=~/cards/Promo_TheMoonBeckoned.jpg~ Id=~C14072be8-b2a9-492f-aca8-e1342950210f~ Type=~http://schemas.octgn.org/picture~/&gt;" table:formula="of:=CONCATENATE(&quot; &lt;Relationship Target=~/cards/&quot;;[.D24];&quot;.jpg~ Id=~C&quot;;[.C24];&quot;~ Type=~http://schemas.octgn.org/picture~/&gt;&quot;)" table:style-name="ce1">
            <text:p><text:s/>&lt;Relationship Target=~/cards/Promo_TheMoonBeckoned.jpg~ Id=~C14072be8-b2a9-492f-aca8-e1342950210f~ Type=~http://schemas.octgn.org/picture~/&gt;</text:p>
          </table:table-cell>
          <table:table-cell office:value-type="string" table:style-name="ce1">
            <text:p>14072be8-b2a9-492f-aca8-e1342950210f</text:p>
          </table:table-cell>
          <table:table-cell office:value-type="string" table:style-name="ce1">
            <text:p>Promo_TheMoonBeckoned</text:p>
          </table:table-cell>
          <table:table-cell office:value-type="string" table:style-name="ce1">
            <text:p>The Moon Beckoned</text:p>
          </table:table-cell>
          <table:table-cell office:value-type="string" table:style-name="ce1">
            <text:p>P</text:p>
          </table:table-cell>
          <table:table-cell office:value-type="string" table:style-name="ce1">
            <text:p>Actions</text:p>
          </table:table-cell>
          <table:table-cell table:number-columns-repeated="5" table:style-name="ce1"/>
          <table:table-cell office:value-type="string" table:style-name="ce1">
            <text:p>S</text:p>
          </table:table-cell>
          <table:table-cell office:value-type="string" table:style-name="ce1">
            <text:p>d.p</text:p>
          </table:table-cell>
          <table:table-cell table:number-columns-repeated="8" table:style-name="ce1"/>
          <table:table-cell office:value-type="string" table:style-name="ce1">
            <text:p>You may only play this card if all of your Crew are tacked. Move your Ship to an adjacent Sea. Sink this card.</text:p>
          </table:table-cell>
          <table:table-cell table:number-columns-repeated="16361" table:style-name="ce1"/>
        </table:table-row>
        <table:table-row table:style-name="ro2">
          <table:table-cell office:value-type="string" office:string-value="  &lt;card id=~00844f01-5f46-4746-95f3-cf6cbaa813ff~ name=~Tracey Anvilin~&gt;&lt;property name=~Rarity~ value=~P~ /&gt;&lt;property name=~Type~ value=~Crew~ /&gt;&lt;property name=~Cost~ value=~6~ /&gt;&lt;property name=~Cost Type~ value=~In~ /&gt;&lt;property name=~Cancel~ value=~~ /&gt;&lt;property name=~Cancel Type~ value=~~ /&gt;&lt;property name=~Wealth~ value=~~ /&gt;&lt;property name=~Attack~ value=~P~ /&gt;&lt;property name=~Parry~ value=~c,t~ /&gt;&lt;property name=~Cannon~ value=~1~ /&gt;&lt;property name=~Sailing~ value=~0~ /&gt;&lt;property name=~Adventuring~ value=~2~ /&gt;&lt;property name=~Influence~ value=~3~ /&gt;&lt;property name=~Swashbuckling~ value=~3~ /&gt;&lt;property name=~Crew Max~ value=~~ /&gt;&lt;property name=~Move Cost~ value=~~ /&gt;&lt;property name=~Faction~ value=~unaligned~ /&gt;&lt;property name=~Text~ value=~Unique • Swordsman +2 • There is no limit to the number of Swordsman Knacks Tracey may have attached (overriding the text on the Swordsman Knacks).~ /&gt;&lt;/card&gt;" table:formula="of:=CONCATENATE(&quot;  &lt;card id=~&quot;;[.C25];&quot;~ name=~&quot;;[.E25];&quot;~&gt;&lt;property name=~&quot;;[.F$1];&quot;~ value=~&quot;;[.F25];&quot;~ /&gt;&lt;property name=~&quot;;[.G$1];&quot;~ value=~&quot;;[.G25];&quot;~ /&gt;&lt;property name=~&quot;;[.H$1];&quot;~ value=~&quot;;[.H25];&quot;~ /&gt;&lt;property name=~&quot;;[.I$1];&quot;~ value=~&quot;;[.I25];&quot;~ /&gt;&lt;property name=~&quot;;[.J$1];&quot;~ value=~&quot;;[.J25];&quot;~ /&gt;&lt;property name=~&quot;;[.K$1];&quot;~ value=~&quot;;[.K25];&quot;~ /&gt;&lt;property name=~&quot;;[.L$1];&quot;~ value=~&quot;;[.L25];&quot;~ /&gt;&lt;property name=~&quot;;[.M$1];&quot;~ value=~&quot;;[.M25];&quot;~ /&gt;&lt;property name=~&quot;;[.N$1];&quot;~ value=~&quot;;[.N25];&quot;~ /&gt;&lt;property name=~&quot;;[.O$1];&quot;~ value=~&quot;;[.O25];&quot;~ /&gt;&lt;property name=~&quot;;[.P$1];&quot;~ value=~&quot;;[.P25];&quot;~ /&gt;&lt;property name=~&quot;;[.Q$1];&quot;~ value=~&quot;;[.Q25];&quot;~ /&gt;&lt;property name=~&quot;;[.R$1];&quot;~ value=~&quot;;[.R25];&quot;~ /&gt;&lt;property name=~&quot;;[.S$1];&quot;~ value=~&quot;;[.S25];&quot;~ /&gt;&lt;property name=~&quot;;[.T$1];&quot;~ value=~&quot;;[.T25];&quot;~ /&gt;&lt;property name=~&quot;;[.U$1];&quot;~ value=~&quot;;[.U25];&quot;~ /&gt;&lt;property name=~&quot;;[.V$1];&quot;~ value=~&quot;;[.V25];&quot;~ /&gt;&lt;property name=~&quot;;[.W$1];&quot;~ value=~&quot;;[.W25];&quot;~ /&gt;&lt;/card&gt;&quot;)" table:style-name="ce1">
            <text:p><text:s text:c="2"/>&lt;card id=~00844f01-5f46-4746-95f3-cf6cbaa813ff~ name=~Tracey Anvilin~&gt;&lt;property name=~Rarity~ value=~P~ /&gt;&lt;property name=~Type~ value=~Crew~ /&gt;&lt;property name=~Cost~ value=~6~ /&gt;&lt;property name=~Cost Type~ value=~In~ /&gt;&lt;property name=~Cancel~ value=~~ /&gt;&lt;property name=~Cancel Type~ value=~~ /&gt;&lt;property name=~Wealth~ value=~~ /&gt;&lt;property name=~Attack~ value=~P~ /&gt;&lt;property name=~Parry~ value=~c,t~ /&gt;&lt;property name=~Cannon~ value=~1~ /&gt;&lt;property name=~Sailing~ value=~0~ /&gt;&lt;property name=~Adventuring~ value=~2~ /&gt;&lt;property name=~Influence~ value=~3~ /&gt;&lt;property name=~Swashbuckling~ value=~3~ /&gt;&lt;property name=~Crew Max~ value=~~ /&gt;&lt;property name=~Move Cost~ value=~~ /&gt;&lt;property name=~Faction~ value=~unaligned~ /&gt;&lt;property name=~Text~ value=~Unique • Swordsman +2 • There is no limit to the number of Swordsman Knacks Tracey may have attached (overriding the text on the Swordsman Knacks).~ /&gt;&lt;/card&gt;</text:p>
          </table:table-cell>
          <table:table-cell office:value-type="string" office:string-value=" &lt;Relationship Target=~/cards/Promo_TraceyAnvilin.jpg~ Id=~C00844f01-5f46-4746-95f3-cf6cbaa813ff~ Type=~http://schemas.octgn.org/picture~/&gt;" table:formula="of:=CONCATENATE(&quot; &lt;Relationship Target=~/cards/&quot;;[.D25];&quot;.jpg~ Id=~C&quot;;[.C25];&quot;~ Type=~http://schemas.octgn.org/picture~/&gt;&quot;)" table:style-name="ce1">
            <text:p><text:s/>&lt;Relationship Target=~/cards/Promo_TraceyAnvilin.jpg~ Id=~C00844f01-5f46-4746-95f3-cf6cbaa813ff~ Type=~http://schemas.octgn.org/picture~/&gt;</text:p>
          </table:table-cell>
          <table:table-cell office:value-type="string" table:style-name="ce1">
            <text:p>00844f01-5f46-4746-95f3-cf6cbaa813ff</text:p>
          </table:table-cell>
          <table:table-cell office:value-type="string" table:style-name="ce1">
            <text:p>Promo_TraceyAnvilin</text:p>
          </table:table-cell>
          <table:table-cell office:value-type="string" table:style-name="ce1">
            <text:p>Tracey Anvilin</text:p>
          </table:table-cell>
          <table:table-cell office:value-type="string" table:style-name="ce1">
            <text:p>P</text:p>
          </table:table-cell>
          <table:table-cell office:value-type="string" table:style-name="ce1">
            <text:p>Crew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In</text:p>
          </table:table-cell>
          <table:table-cell table:number-columns-repeated="3" table:style-name="ce1"/>
          <table:table-cell office:value-type="string" table:style-name="ce1">
            <text:p>P</text:p>
          </table:table-cell>
          <table:table-cell office:value-type="string" table:style-name="ce1">
            <text:p>c,t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string" table:style-name="ce1">
            <text:p>unaligned</text:p>
          </table:table-cell>
          <table:table-cell office:value-type="string" table:style-name="ce1">
            <text:p>Unique • Swordsman +2 • There is no limit to the number of Swordsman Knacks Tracey may have attached (overriding the text on the Swordsman Knacks).</text:p>
          </table:table-cell>
          <table:table-cell table:number-columns-repeated="16361" table:style-name="ce1"/>
        </table:table-row>
        <table:table-row table:number-rows-repeated="7" table:style-name="ro2">
          <table:table-cell table:number-columns-repeated="23" table:style-name="ce1"/>
          <table:table-cell table:number-columns-repeated="16361"/>
        </table:table-row>
        <table:table-row table:number-rows-repeated="1048544" table:style-name="ro3">
          <table:table-cell table:number-columns-repeated="16384"/>
        </table:table-row>
      </table:table>
      <table:database-ranges>
        <table:database-range table:target-range-address="Sheet1.E3:Sheet1.X160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Konstantine </meta:initial-creator>
    <dc:creator>Stephen Skilton</dc:creator>
    <meta:creation-date>2011-06-24T23:46:48Z</meta:creation-date>
    <dc:date>2020-05-23T19:00:19Z</dc:date>
    <meta:editing-cycles>151</meta:editing-cycles>
    <meta:editing-duration>PT262535S</meta:editing-duration>
    <meta:user-defined meta:name="Info 1"/>
    <meta:user-defined meta:name="Info 2"/>
    <meta:user-defined meta:name="Info 3"/>
    <meta:user-defined meta:name="Info 4"/>
  </office:meta>
</office:document-meta>
</file>